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613*"/>
    </style:style>
    <style:style style:name="Table3.B" style:family="table-column">
      <style:table-column-properties style:column-width="4.519cm" style:rel-column-width="2562*"/>
    </style:style>
    <style:style style:name="Table3.C" style:family="table-column">
      <style:table-column-properties style:column-width="1.806cm" style:rel-column-width="1024*"/>
    </style:style>
    <style:style style:name="Table3.D" style:family="table-column">
      <style:table-column-properties style:column-width="1.33cm" style:rel-column-width="754*"/>
    </style:style>
    <style:style style:name="Table3.E" style:family="table-column">
      <style:table-column-properties style:column-width="1.302cm" style:rel-column-width="738*"/>
    </style:style>
    <style:style style:name="Table3.F" style:family="table-column">
      <style:table-column-properties style:column-width="1.995cm" style:rel-column-width="1131*"/>
    </style:style>
    <style:style style:name="Table3.G" style:family="table-column">
      <style:table-column-properties style:column-width="3.792cm" style:rel-column-width="215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613*"/>
    </style:style>
    <style:style style:name="Table4.B" style:family="table-column">
      <style:table-column-properties style:column-width="4.519cm" style:rel-column-width="2562*"/>
    </style:style>
    <style:style style:name="Table4.C" style:family="table-column">
      <style:table-column-properties style:column-width="1.806cm" style:rel-column-width="1024*"/>
    </style:style>
    <style:style style:name="Table4.D" style:family="table-column">
      <style:table-column-properties style:column-width="1.33cm" style:rel-column-width="754*"/>
    </style:style>
    <style:style style:name="Table4.E" style:family="table-column">
      <style:table-column-properties style:column-width="1.302cm" style:rel-column-width="738*"/>
    </style:style>
    <style:style style:name="Table4.F" style:family="table-column">
      <style:table-column-properties style:column-width="1.995cm" style:rel-column-width="1131*"/>
    </style:style>
    <style:style style:name="Table4.G" style:family="table-column">
      <style:table-column-properties style:column-width="3.792cm" style:rel-column-width="215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628*"/>
    </style:style>
    <style:style style:name="Table5.B" style:family="table-column">
      <style:table-column-properties style:column-width="4.519cm" style:rel-column-width="2562*"/>
    </style:style>
    <style:style style:name="Table5.C" style:family="table-column">
      <style:table-column-properties style:column-width="1.78cm" style:rel-column-width="1009*"/>
    </style:style>
    <style:style style:name="Table5.D" style:family="table-column">
      <style:table-column-properties style:column-width="1.33cm" style:rel-column-width="754*"/>
    </style:style>
    <style:style style:name="Table5.E" style:family="table-column">
      <style:table-column-properties style:column-width="1.302cm" style:rel-column-width="738*"/>
    </style:style>
    <style:style style:name="Table5.F" style:family="table-column">
      <style:table-column-properties style:column-width="1.995cm" style:rel-column-width="1131*"/>
    </style:style>
    <style:style style:name="Table5.G" style:family="table-column">
      <style:table-column-properties style:column-width="3.792cm" style:rel-column-width="2150*"/>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2997*"/>
    </style:style>
    <style:style style:name="Table6.B" style:family="table-column">
      <style:table-column-properties style:column-width="1.868cm" style:rel-column-width="1059*"/>
    </style:style>
    <style:style style:name="Table6.C" style:family="table-column">
      <style:table-column-properties style:column-width="1.519cm" style:rel-column-width="861*"/>
    </style:style>
    <style:style style:name="Table6.D" style:family="table-column">
      <style:table-column-properties style:column-width="1.455cm" style:rel-column-width="825*"/>
    </style:style>
    <style:style style:name="Table6.E" style:family="table-column">
      <style:table-column-properties style:column-width="1.887cm" style:rel-column-width="1070*"/>
    </style:style>
    <style:style style:name="Table6.F" style:family="table-column">
      <style:table-column-properties style:column-width="5.577cm" style:rel-column-width="3162*"/>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2977*"/>
    </style:style>
    <style:style style:name="Table7.B" style:family="table-column">
      <style:table-column-properties style:column-width="1.886cm" style:rel-column-width="1069*"/>
    </style:style>
    <style:style style:name="Table7.C" style:family="table-column">
      <style:table-column-properties style:column-width="1.423cm" style:rel-column-width="807*"/>
    </style:style>
    <style:style style:name="Table7.D" style:family="table-column">
      <style:table-column-properties style:column-width="1.355cm" style:rel-column-width="768*"/>
    </style:style>
    <style:style style:name="Table7.E" style:family="table-column">
      <style:table-column-properties style:column-width="2.127cm" style:rel-column-width="1206*"/>
    </style:style>
    <style:style style:name="Table7.F" style:family="table-column">
      <style:table-column-properties style:column-width="5.551cm" style:rel-column-width="3147*"/>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2984*"/>
    </style:style>
    <style:style style:name="Table9.B" style:family="table-column">
      <style:table-column-properties style:column-width="1.887cm" style:rel-column-width="1070*"/>
    </style:style>
    <style:style style:name="Table9.C" style:family="table-column">
      <style:table-column-properties style:column-width="1.409cm" style:rel-column-width="799*"/>
    </style:style>
    <style:style style:name="Table9.D" style:family="table-column">
      <style:table-column-properties style:column-width="1.355cm" style:rel-column-width="768*"/>
    </style:style>
    <style:style style:name="Table9.E" style:family="table-column">
      <style:table-column-properties style:column-width="2.154cm" style:rel-column-width="1221*"/>
    </style:style>
    <style:style style:name="Table9.F" style:family="table-column">
      <style:table-column-properties style:column-width="5.525cm" style:rel-column-width="313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824*"/>
    </style:style>
    <style:style style:name="Table14.B" style:family="table-column">
      <style:table-column-properties style:column-width="3.748cm" style:rel-column-width="2125*"/>
    </style:style>
    <style:style style:name="Table14.C" style:family="table-column">
      <style:table-column-properties style:column-width="2.152cm" style:rel-column-width="1220*"/>
    </style:style>
    <style:style style:name="Table14.D" style:family="table-column">
      <style:table-column-properties style:column-width="3.297cm" style:rel-column-width="1869*"/>
    </style:style>
    <style:style style:name="Table14.E" style:family="table-column">
      <style:table-column-properties style:column-width="5.175cm" style:rel-column-width="293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808*"/>
    </style:style>
    <style:style style:name="Table15.B" style:family="table-column">
      <style:table-column-properties style:column-width="3.748cm" style:rel-column-width="2125*"/>
    </style:style>
    <style:style style:name="Table15.C" style:family="table-column">
      <style:table-column-properties style:column-width="2.154cm" style:rel-column-width="1221*"/>
    </style:style>
    <style:style style:name="Table15.D" style:family="table-column">
      <style:table-column-properties style:column-width="3.327cm" style:rel-column-width="1886*"/>
    </style:style>
    <style:style style:name="Table15.E" style:family="table-column">
      <style:table-column-properties style:column-width="5.172cm" style:rel-column-width="2932*"/>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808*"/>
    </style:style>
    <style:style style:name="Table16.B" style:family="table-column">
      <style:table-column-properties style:column-width="3.748cm" style:rel-column-width="2125*"/>
    </style:style>
    <style:style style:name="Table16.C" style:family="table-column">
      <style:table-column-properties style:column-width="2.154cm" style:rel-column-width="1221*"/>
    </style:style>
    <style:style style:name="Table16.D" style:family="table-column">
      <style:table-column-properties style:column-width="3.327cm" style:rel-column-width="1886*"/>
    </style:style>
    <style:style style:name="Table16.E" style:family="table-column">
      <style:table-column-properties style:column-width="5.172cm" style:rel-column-width="2932*"/>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3933*"/>
    </style:style>
    <style:style style:name="Table17.B" style:family="table-column">
      <style:table-column-properties style:column-width="2.18cm" style:rel-column-width="1236*"/>
    </style:style>
    <style:style style:name="Table17.C" style:family="table-column">
      <style:table-column-properties style:column-width="3.3cm" style:rel-column-width="1871*"/>
    </style:style>
    <style:style style:name="Table17.D" style:family="table-column">
      <style:table-column-properties style:column-width="5.172cm" style:rel-column-width="2932*"/>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3933*"/>
    </style:style>
    <style:style style:name="Table18.B" style:family="table-column">
      <style:table-column-properties style:column-width="2.18cm" style:rel-column-width="1236*"/>
    </style:style>
    <style:style style:name="Table18.C" style:family="table-column">
      <style:table-column-properties style:column-width="3.3cm" style:rel-column-width="1871*"/>
    </style:style>
    <style:style style:name="Table18.D" style:family="table-column">
      <style:table-column-properties style:column-width="5.172cm" style:rel-column-width="2932*"/>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3933*"/>
    </style:style>
    <style:style style:name="Table19.B" style:family="table-column">
      <style:table-column-properties style:column-width="2.18cm" style:rel-column-width="1236*"/>
    </style:style>
    <style:style style:name="Table19.C" style:family="table-column">
      <style:table-column-properties style:column-width="3.3cm" style:rel-column-width="1871*"/>
    </style:style>
    <style:style style:name="Table19.D" style:family="table-column">
      <style:table-column-properties style:column-width="5.172cm" style:rel-column-width="2932*"/>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3933*"/>
    </style:style>
    <style:style style:name="Table20.B" style:family="table-column">
      <style:table-column-properties style:column-width="2.18cm" style:rel-column-width="1236*"/>
    </style:style>
    <style:style style:name="Table20.C" style:family="table-column">
      <style:table-column-properties style:column-width="3.274cm" style:rel-column-width="1856*"/>
    </style:style>
    <style:style style:name="Table20.D" style:family="table-column">
      <style:table-column-properties style:column-width="5.198cm" style:rel-column-width="2947*"/>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1" style:master-page-name="First_20_Page">
      <style:paragraph-properties style:page-number="auto"/>
    </style:style>
    <style:style style:name="P2" style:family="paragraph" style:parent-style-name="Table_20_Contents">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text-properties fo:color="#1a1a1a" style:font-name="Times New Roman" fo:font-size="12pt" style:font-name-asian="ArialMT" style:font-size-asian="12pt" style:font-name-complex="ArialMT"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Table_20_Heading">
      <style:paragraph-properties fo:text-align="start" style:justify-single-word="false"/>
    </style:style>
    <style:style style:name="P7" style:family="paragraph" style:parent-style-name="List_20_Contents">
      <style:paragraph-properties fo:margin-left="0cm" fo:margin-right="0cm" fo:text-align="start"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top="0cm" fo:margin-bottom="0cm"/>
    </style:style>
    <style:style style:name="P10" style:family="paragraph" style:parent-style-name="Standard" style:master-page-name="">
      <style:paragraph-properties fo:margin-top="0cm" fo:margin-bottom="0cm" style:page-number="auto" fo:keep-with-next="always"/>
    </style:style>
    <style:style style:name="P11"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12" style:family="paragraph" style:parent-style-name="Standard">
      <style:paragraph-properties fo:margin-left="2.54cm" fo:margin-right="0cm" fo:margin-top="0cm" fo:margin-bottom="0cm" fo:orphans="2" fo:widows="2" fo:text-indent="-2.54cm" style:auto-text-indent="false" style:writing-mode="lr-tb"/>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text-line-through-style="solid"/>
    </style:style>
    <style:style style:name="P15" style:family="paragraph" style:parent-style-name="Table_20_Contents">
      <style:paragraph-properties fo:margin-top="0cm" fo:margin-bottom="0cm" fo:text-align="start" style:justify-single-word="false"/>
    </style:style>
    <style:style style:name="P16"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style>
    <style:style style:name="P19" style:family="paragraph" style:parent-style-name="Footer">
      <style:paragraph-properties>
        <style:tab-stops>
          <style:tab-stop style:position="7.62cm" style:type="center"/>
          <style:tab-stop style:position="16.51cm" style:type="right"/>
        </style:tab-stops>
      </style:paragraph-properties>
    </style:style>
    <style:style style:name="P20" style:family="paragraph" style:parent-style-name="Footer">
      <style:paragraph-properties>
        <style:tab-stops>
          <style:tab-stop style:position="7.223cm"/>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4" style:family="paragraph" style:parent-style-name="Standard">
      <style:paragraph-properties fo:margin-left="0cm" fo:margin-right="0cm" fo:text-indent="0cm" style:auto-text-indent="false"/>
      <style:text-properties fo:font-style="normal" style:font-style-asian="normal" style:font-style-complex="normal"/>
    </style:style>
    <style:style style:name="P25" style:family="paragraph" style:parent-style-name="List_20_Contents">
      <style:paragraph-properties fo:margin-left="0cm" fo:margin-right="0cm" fo:text-align="start" style:justify-single-word="false" fo:text-indent="0cm" style:auto-text-indent="false"/>
    </style:style>
    <style:style style:name="P2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7" style:family="paragraph" style:parent-style-name="Standard">
      <style:paragraph-properties fo:margin-left="0cm" fo:margin-right="0cm" fo:margin-top="0cm" fo:margin-bottom="0cm" fo:text-indent="0cm" style:auto-text-indent="false"/>
    </style:style>
    <style:style style:name="P28"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9" style:family="paragraph" style:parent-style-name="Table_20_Heading">
      <style:paragraph-properties fo:text-align="start" style:justify-single-word="false"/>
    </style:style>
    <style:style style:name="P30" style:family="paragraph" style:parent-style-name="Table_20_Heading">
      <style:paragraph-properties fo:text-align="center" style:justify-single-word="false"/>
      <style:text-properties fo:font-weight="bold" style:font-weight-asian="bold" style:font-weight-complex="bold"/>
    </style:style>
    <style:style style:name="P31" style:family="paragraph" style:parent-style-name="Table_20_Heading">
      <style:paragraph-properties fo:text-align="center" style:justify-single-word="false"/>
    </style:style>
    <style:style style:name="P32" style:family="paragraph" style:parent-style-name="Standard">
      <style:text-properties fo:color="#1a1a1a" style:font-name="Times New Roman" fo:font-size="12pt" style:font-name-asian="ArialMT" style:font-size-asian="12pt" style:font-name-complex="ArialMT" style:font-size-complex="12pt"/>
    </style:style>
    <style:style style:name="P33"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Standard">
      <style:text-properties style:font-name="Times New Roman"/>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ize="12pt" style:font-size-asian="12pt" style:font-size-complex="12pt"/>
    </style:style>
    <style:style style:name="P41" style:family="paragraph" style:parent-style-name="Standard">
      <style:text-properties style:text-line-through-style="solid"/>
    </style:style>
    <style:style style:name="P42" style:family="paragraph" style:parent-style-name="Standard">
      <style:paragraph-properties fo:margin-top="0cm" fo:margin-bottom="0cm"/>
    </style:style>
    <style:style style:name="P43" style:family="paragraph" style:parent-style-name="Standard">
      <style:paragraph-properties fo:margin-top="0cm" fo:margin-bottom="0cm" fo:text-align="center" style:justify-single-word="false"/>
    </style:style>
    <style:style style:name="P44" style:family="paragraph" style:parent-style-name="Standard">
      <style:paragraph-properties fo:margin-top="0cm" fo:margin-bottom="0cm" fo:text-align="start" style:justify-single-word="false"/>
    </style:style>
    <style:style style:name="P45" style:family="paragraph" style:parent-style-name="Table_20_Contents">
      <style:paragraph-properties fo:margin-top="0cm" fo:margin-bottom="0cm"/>
    </style:style>
    <style:style style:name="P46"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47" style:family="paragraph" style:parent-style-name="Table_20_Contents">
      <style:paragraph-properties fo:margin-top="0cm" fo:margin-bottom="0cm" fo:text-align="start" style:justify-single-word="false"/>
    </style:style>
    <style:style style:name="P48" style:family="paragraph" style:parent-style-name="Table_20_Contents">
      <style:paragraph-properties fo:margin-top="0cm" fo:margin-bottom="0cm" fo:text-align="center" style:justify-single-word="false"/>
    </style:style>
    <style:style style:name="P49"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50"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51" style:family="paragraph" style:parent-style-name="Table_20_Heading">
      <style:paragraph-properties fo:margin-top="0cm" fo:margin-bottom="0cm"/>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Standard">
      <style:paragraph-properties fo:margin-top="0.3cm" fo:margin-bottom="0cm"/>
    </style:style>
    <style:style style:name="P65" style:family="paragraph" style:parent-style-name="Text_20_body">
      <style:text-properties fo:font-size="12pt" style:font-size-asian="12pt" style:font-size-complex="12pt"/>
    </style:style>
    <style:style style:name="P66" style:family="paragraph" style:parent-style-name="Standard">
      <style:text-properties style:text-line-through-style="solid"/>
    </style:style>
    <style:style style:name="P67" style:family="paragraph" style:parent-style-name="Standard" style:list-style-name="L1">
      <style:text-properties style:font-name="Arial1" fo:font-style="normal" style:font-style-asian="normal" style:font-style-complex="normal"/>
    </style:style>
    <style:style style:name="P68" style:family="paragraph" style:parent-style-name="Standard" style:list-style-name="L2"/>
    <style:style style:name="P69" style:family="paragraph" style:parent-style-name="Standard">
      <style:text-properties fo:color="#1a1a1a" style:font-name="Times New Roman" fo:font-size="12pt" style:font-name-asian="ArialMT" style:font-size-asian="12pt" style:font-name-complex="ArialMT" style:font-size-complex="12pt"/>
    </style:style>
    <style:style style:name="P7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paragraph-properties fo:margin-top="0cm" fo:margin-bottom="0cm"/>
    </style:style>
    <style:style style:name="P72" style:family="paragraph" style:parent-style-name="Standard" style:list-style-name="L3">
      <style:paragraph-properties fo:margin-top="0cm" fo:margin-bottom="0cm" fo:line-height="100%"/>
    </style:style>
    <style:style style:name="P73" style:family="paragraph" style:parent-style-name="Standard" style:list-style-name="L4">
      <style:paragraph-properties fo:margin-top="0cm" fo:margin-bottom="0cm"/>
    </style:style>
    <style:style style:name="P74"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5">
      <style:paragraph-properties fo:margin-top="0cm" fo:margin-bottom="0cm"/>
    </style:style>
    <style:style style:name="P76" style:family="paragraph" style:parent-style-name="Standard" style:list-style-name="L6">
      <style:paragraph-properties fo:margin-top="0cm" fo:margin-bottom="0cm"/>
    </style:style>
    <style:style style:name="P77" style:family="paragraph" style:parent-style-name="Standard" style:list-style-name="L7">
      <style:paragraph-properties fo:margin-top="0cm" fo:margin-bottom="0cm"/>
    </style:style>
    <style:style style:name="P78" style:family="paragraph" style:parent-style-name="Standard" style:list-style-name="L8">
      <style:paragraph-properties fo:margin-top="0cm" fo:margin-bottom="0cm"/>
    </style:style>
    <style:style style:name="P79" style:family="paragraph" style:parent-style-name="Standard" style:list-style-name="L9">
      <style:paragraph-properties fo:margin-top="0cm" fo:margin-bottom="0cm"/>
    </style:style>
    <style:style style:name="P80" style:family="paragraph" style:parent-style-name="Standard">
      <style:paragraph-properties fo:margin-top="0cm" fo:margin-bottom="0cm" fo:text-align="center" style:justify-single-word="false"/>
    </style:style>
    <style:style style:name="P81" style:family="paragraph" style:parent-style-name="Standard" style:master-page-name="">
      <style:paragraph-properties fo:margin-top="0cm" fo:margin-bottom="0cm" style:page-number="auto" fo:keep-with-next="always"/>
    </style:style>
    <style:style style:name="P82"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9">
      <style:paragraph-properties fo:margin-left="2.54cm" fo:margin-right="0cm" fo:margin-top="0cm" fo:margin-bottom="0cm" fo:line-height="100%" fo:text-indent="-0.635cm" style:auto-text-indent="false"/>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86"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87" style:family="paragraph" style:parent-style-name="Standard">
      <style:paragraph-properties fo:margin-left="2.54cm" fo:margin-right="0cm" fo:margin-top="0cm" fo:margin-bottom="0cm" fo:orphans="2" fo:widows="2" fo:text-indent="-2.54cm" style:auto-text-indent="false" style:writing-mode="lr-tb"/>
    </style:style>
    <style:style style:name="P88" style:family="paragraph" style:parent-style-name="Heading_20_4">
      <style:paragraph-properties fo:margin-top="0.3cm" fo:margin-bottom="0cm"/>
    </style:style>
    <style:style style:name="P89" style:family="paragraph" style:parent-style-name="Table_20_Heading">
      <style:paragraph-properties fo:text-align="start" style:justify-single-word="false"/>
    </style:style>
    <style:style style:name="P90" style:family="paragraph" style:parent-style-name="Table_20_Heading">
      <style:paragraph-properties fo:margin-top="0cm" fo:margin-bottom="0cm"/>
    </style:style>
    <style:style style:name="P91" style:family="paragraph" style:parent-style-name="Heading_20_3">
      <style:paragraph-properties>
        <style:tab-stops>
          <style:tab-stop style:position="1.512cm"/>
        </style:tab-stops>
      </style:paragraph-properties>
    </style:style>
    <style:style style:name="P92" style:family="paragraph" style:parent-style-name="Heading_20_3">
      <style:paragraph-properties fo:margin-top="0.3cm" fo:margin-bottom="0cm"/>
    </style:style>
    <style:style style:name="P93" style:family="paragraph" style:parent-style-name="Contents_20_3">
      <style:paragraph-properties>
        <style:tab-stops>
          <style:tab-stop style:position="17.59cm" style:type="right" style:leader-style="dotted" style:leader-text="."/>
        </style:tab-stops>
      </style:paragraph-properties>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7" style:family="paragraph" style:parent-style-name="Heading_20_1">
      <style:paragraph-properties>
        <style:tab-stops>
          <style:tab-stop style:position="11.068cm"/>
        </style:tab-stops>
      </style:paragraph-properties>
    </style:style>
    <style:style style:name="P98" style:family="paragraph" style:parent-style-name="Heading_20_1" style:master-page-name="First_20_Page">
      <style:paragraph-properties style:page-number="auto"/>
    </style:style>
    <style:style style:name="P99" style:family="paragraph" style:parent-style-name="Contents_20_1">
      <style:paragraph-properties>
        <style:tab-stops>
          <style:tab-stop style:position="17.59cm" style:type="right" style:leader-style="dotted" style:leader-text="."/>
        </style:tab-stops>
      </style:paragraph-properties>
    </style:style>
    <style:style style:name="P100" style:family="paragraph" style:parent-style-name="Contents_20_2">
      <style:paragraph-properties>
        <style:tab-stops>
          <style:tab-stop style:position="17.59cm" style:type="right" style:leader-style="dotted" style:leader-text="."/>
        </style:tab-stops>
      </style:paragraph-properties>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text-properties fo:font-weight="bold" style:font-weight-asian="bold" style:font-weight-complex="bold"/>
    </style:style>
    <style:style style:name="P103" style:family="paragraph" style:parent-style-name="Table_20_Contents">
      <style:paragraph-properties fo:margin-top="0cm" fo:margin-bottom="0cm" fo:text-align="center" style:justify-single-word="false"/>
    </style:style>
    <style:style style:name="P104"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105" style:family="paragraph" style:parent-style-name="Table_20_Contents">
      <style:paragraph-properties fo:margin-top="0cm" fo:margin-bottom="0cm" fo:text-align="start" style:justify-single-word="false"/>
    </style:style>
    <style:style style:name="P106"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7" style:family="paragraph" style:parent-style-name="List_20_Contents">
      <style:paragraph-properties fo:margin-left="0cm" fo:margin-right="0cm" fo:text-align="start" style:justify-single-word="false" fo:text-indent="0cm" style:auto-text-indent="false"/>
    </style:style>
    <style:style style:name="P108" style:family="paragraph" style:parent-style-name="Contents_20_4">
      <style:paragraph-properties>
        <style:tab-stops>
          <style:tab-stop style:position="17.59cm" style:type="right" style:leader-style="dotted" style:leader-text="."/>
        </style:tab-stops>
      </style:paragraph-properties>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style:writing-mode="lr-tb"/>
      <style:text-properties style:font-name="Times New Roman1" fo:font-size="1pt" style:font-name-asian="Times New Roman1" style:font-name-complex="Times New Roman1"/>
    </style:style>
    <style:style style:name="P111"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style>
    <style:style style:name="T3"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style:text-line-through-style="solid" fo:font-style="normal" style:font-style-asian="normal" style:font-style-complex="normal"/>
    </style:style>
    <style:style style:name="T5" style:family="text">
      <style:text-properties style:text-line-through-style="solid"/>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outline="false" fo:letter-spacing="normal" style:letter-kerning="false" style:font-name-asian="HelveticaNeue" style:font-name-complex="HelveticaNeue"/>
    </style:style>
    <style:style style:name="T16"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text-line-through-style="solid"/>
    </style:style>
    <style:style style:name="T18" style:family="text">
      <style:text-properties style:text-line-through-style="solid" fo:font-style="normal" style:font-style-asian="normal" style:font-style-complex="normal"/>
    </style:style>
    <style:style style:name="T19" style:family="text">
      <style:text-properties style:font-name="Arial1"/>
    </style:style>
    <style:style style:name="T20" style:family="text">
      <style:text-properties style:font-name="Arial1" fo:font-size="12pt" fo:font-style="normal" style:font-size-asian="12pt" style:font-style-asian="normal" style:font-size-complex="12pt" style:font-style-complex="normal"/>
    </style:style>
    <style:style style:name="T21" style:family="text">
      <style:text-properties style:font-name="Arial1"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text-underline-style="none"/>
    </style:style>
    <style:style style:name="T25" style:family="text">
      <style:text-properties style:text-position="super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language="en" fo:country="US"/>
    </style:style>
    <style:style style:name="T30" style:family="text">
      <style:text-properties fo:font-weight="normal" style:font-weight-asian="normal" style:font-weight-complex="normal"/>
    </style:style>
    <style:style style:name="T3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415763515472" text:id="ct140415763515472">
          <text:deletion>
            <office:change-info>
              <dc:creator>D Harris</dc:creator>
              <dc:date>2015-02-08T13:58:00</dc:date>
            </office:change-info>
            <text:h text:style-name="P1" text:outline-level="1"/>
            <text:h text:style-name="Heading_20_1" text:outline-level="1"/>
          </text:deletion>
        </text:changed-region>
        <text:changed-region xml:id="ct140415763801488" text:id="ct140415763801488">
          <text:deletion>
            <office:change-info>
              <dc:creator>D Harris</dc:creator>
              <dc:date>2015-02-08T15:09:00</dc:date>
            </office:change-info>
            <text:p text:style-name="P2">Y</text:p>
          </text:deletion>
        </text:changed-region>
        <text:changed-region xml:id="ct140415788404352" text:id="ct140415788404352">
          <text:insertion>
            <office:change-info>
              <dc:creator>D Harris</dc:creator>
              <dc:date>2015-02-08T15:09:00</dc:date>
            </office:change-info>
          </text:insertion>
        </text:changed-region>
        <text:changed-region xml:id="ct140415794800512" text:id="ct140415794800512">
          <text:deletion>
            <office:change-info>
              <dc:creator>D Harris</dc:creator>
              <dc:date>2015-02-08T15:09:00</dc:date>
            </office:change-info>
            <text:p text:style-name="P3">10</text:p>
          </text:deletion>
        </text:changed-region>
        <text:changed-region xml:id="ct140415786016272" text:id="ct140415786016272">
          <text:insertion>
            <office:change-info>
              <dc:creator>D Harris</dc:creator>
              <dc:date>2015-02-08T15:09:00</dc:date>
            </office:change-info>
          </text:insertion>
        </text:changed-region>
        <text:changed-region xml:id="ct140415820525680" text:id="ct140415820525680">
          <text:deletion>
            <office:change-info>
              <dc:creator>D Harris</dc:creator>
              <dc:date>2015-02-08T16:00:00</dc:date>
            </office:change-info>
            <text:p text:style-name="Standard">only </text:p>
          </text:deletion>
        </text:changed-region>
        <text:changed-region xml:id="ct140415820533616" text:id="ct140415820533616">
          <text:deletion>
            <office:change-info>
              <dc:creator>D Harris</dc:creator>
              <dc:date>2015-02-08T15:10:00</dc:date>
            </office:change-info>
            <text:p text:style-name="P2">N</text:p>
          </text:deletion>
        </text:changed-region>
        <text:changed-region xml:id="ct140415820785568" text:id="ct140415820785568">
          <text:insertion>
            <office:change-info>
              <dc:creator>D Harris</dc:creator>
              <dc:date>2015-02-08T15:10:00</dc:date>
            </office:change-info>
          </text:insertion>
        </text:changed-region>
        <text:changed-region xml:id="ct140415820076288" text:id="ct140415820076288">
          <text:deletion>
            <office:change-info>
              <dc:creator>D Harris</dc:creator>
              <dc:date>2015-02-08T15:20:00</dc:date>
            </office:change-info>
            <text:p text:style-name="P2">60</text:p>
          </text:deletion>
        </text:changed-region>
        <text:changed-region xml:id="ct140415820567856" text:id="ct140415820567856">
          <text:insertion>
            <office:change-info>
              <dc:creator>D Harris</dc:creator>
              <dc:date>2015-02-08T15:20:00</dc:date>
            </office:change-info>
          </text:insertion>
        </text:changed-region>
        <text:changed-region xml:id="ct140415787211920" text:id="ct140415787211920">
          <text:deletion>
            <office:change-info>
              <dc:creator>D Harris</dc:creator>
              <dc:date>2015-02-08T15:20:00</dc:date>
            </office:change-info>
            <text:p text:style-name="P3">0</text:p>
          </text:deletion>
        </text:changed-region>
        <text:changed-region xml:id="ct140415775489280" text:id="ct140415775489280">
          <text:insertion>
            <office:change-info>
              <dc:creator>D Harris</dc:creator>
              <dc:date>2015-02-08T15:20:00</dc:date>
            </office:change-info>
          </text:insertion>
        </text:changed-region>
        <text:changed-region xml:id="ct140415798379168" text:id="ct140415798379168">
          <text:deletion>
            <office:change-info>
              <dc:creator>D Harris</dc:creator>
              <dc:date>2015-02-08T16:01:00</dc:date>
            </office:change-info>
            <text:p text:style-name="P4"><text:s/></text:p>
          </text:deletion>
        </text:changed-region>
        <text:changed-region xml:id="ct140415767693408" text:id="ct140415767693408">
          <text:deletion>
            <office:change-info>
              <dc:creator>Balazs Racz</dc:creator>
              <dc:date>2015-02-07T17:46:00</dc:date>
            </office:change-info>
            <text:p text:style-name="P5"><text:a xlink:type="simple" xlink:href="#3.5.5.Error codes|outline" text:style-name="Internet_20_link" text:visited-style-name="Visited_20_Internet_20_Link"><text:span text:style-name="T1">#3.3.8.Error Codes</text:span></text:a></text:p>
          </text:deletion>
        </text:changed-region>
        <text:changed-region xml:id="ct140415805144480" text:id="ct140415805144480">
          <text:insertion>
            <office:change-info>
              <dc:creator>Balazs Racz</dc:creator>
              <dc:date>2015-02-07T17:47:00</dc:date>
            </office:change-info>
          </text:insertion>
        </text:changed-region>
        <text:changed-region xml:id="ct140415780036720" text:id="ct140415780036720">
          <text:deletion>
            <office:change-info>
              <dc:creator>Balazs Racz</dc:creator>
              <dc:date>2015-02-07T17:17:00</dc:date>
            </office:change-info>
            <text:p text:style-name="P6">Enumeration</text:p>
          </text:deletion>
        </text:changed-region>
        <text:changed-region xml:id="ct140415791439120" text:id="ct140415791439120">
          <text:insertion>
            <office:change-info>
              <dc:creator>Balazs Racz</dc:creator>
              <dc:date>2015-02-07T17:17:00</dc:date>
            </office:change-info>
          </text:insertion>
        </text:changed-region>
        <text:changed-region xml:id="ct140415786159024" text:id="ct140415786159024">
          <text:insertion>
            <office:change-info>
              <dc:creator>D Harris</dc:creator>
              <dc:date>2015-02-07T19:12:00</dc:date>
            </office:change-info>
          </text:insertion>
        </text:changed-region>
        <text:changed-region xml:id="ct140415785929792" text:id="ct140415785929792">
          <text:deletion>
            <office:change-info>
              <dc:creator>D Harris</dc:creator>
              <dc:date>2015-02-08T16:11:00</dc:date>
            </office:change-info>
            <text:p text:style-name="P6">should</text:p>
          </text:deletion>
        </text:changed-region>
        <text:changed-region xml:id="ct140415790928144" text:id="ct140415790928144">
          <text:insertion>
            <office:change-info>
              <dc:creator>D Harris</dc:creator>
              <dc:date>2015-02-08T16:11:00</dc:date>
            </office:change-info>
          </text:insertion>
        </text:changed-region>
        <text:changed-region xml:id="ct140415764696432" text:id="ct140415764696432">
          <text:insertion>
            <office:change-info>
              <dc:creator>Balazs Racz</dc:creator>
              <dc:date>2015-02-07T17:22:00</dc:date>
            </office:change-info>
          </text:insertion>
        </text:changed-region>
        <text:changed-region xml:id="ct140415805879344" text:id="ct140415805879344">
          <text:deletion>
            <office:change-info>
              <dc:creator>Balazs Racz</dc:creator>
              <dc:date>2015-02-07T18:01:00</dc:date>
            </office:change-info>
            <text:p text:style-name="P6">. </text:p>
          </text:deletion>
        </text:changed-region>
        <text:changed-region xml:id="ct140415765137088" text:id="ct140415765137088">
          <text:deletion>
            <office:change-info>
              <dc:creator>Balazs Racz</dc:creator>
              <dc:date>2015-02-07T17:16:00</dc:date>
            </office:change-info>
            <text:p text:style-name="P6"><text:s/>Exactly one of the following bits should be set:</text:p>
          </text:deletion>
        </text:changed-region>
        <text:changed-region xml:id="ct140415764487168" text:id="ct140415764487168">
          <text:insertion>
            <office:change-info>
              <dc:creator>Balazs Racz</dc:creator>
              <dc:date>2015-02-07T18:01:00</dc:date>
            </office:change-info>
          </text:insertion>
        </text:changed-region>
        <text:changed-region xml:id="ct140415764592640" text:id="ct140415764592640">
          <text:deletion>
            <office:change-info>
              <dc:creator>Balazs Racz</dc:creator>
              <dc:date>2015-02-07T18:01:00</dc:date>
            </office:change-info>
            <text:p text:style-name="P7">Specific error enumeration. </text:p>
          </text:deletion>
        </text:changed-region>
        <text:changed-region xml:id="ct140415764556592" text:id="ct140415764556592">
          <text:deletion>
            <office:change-info>
              <dc:creator>D Harris</dc:creator>
              <dc:date>2015-02-08T16:30:00</dc:date>
            </office:change-info>
            <text:p text:style-name="P7">[numeric value between 1...15] </text:p>
          </text:deletion>
          <text:insertion>
            <office:change-info office:chg-author="Balazs Racz" office:chg-date-time="2015-02-07T18:01:00"/>
          </text:insertion>
        </text:changed-region>
        <text:changed-region xml:id="ct140415795764528" text:id="ct140415795764528">
          <text:deletion>
            <office:change-info>
              <dc:creator>D Harris</dc:creator>
              <dc:date>2015-02-08T16:30:00</dc:date>
            </office:change-info>
            <text:p text:style-name="P7">Possible values for this field are documented in particular protocol standards. Values may be re-used for different general-error-flags settings. </text:p>
          </text:deletion>
        </text:changed-region>
        <text:changed-region xml:id="ct140415790978432" text:id="ct140415790978432">
          <text:insertion>
            <office:change-info>
              <dc:creator>D Harris</dc:creator>
              <dc:date>2015-02-08T16:30:00</dc:date>
            </office:change-info>
          </text:insertion>
        </text:changed-region>
        <text:changed-region xml:id="ct140415767250704" text:id="ct140415767250704">
          <text:deletion>
            <office:change-info>
              <dc:creator>D Harris</dc:creator>
              <dc:date>2015-02-08T16:46:00</dc:date>
            </office:change-info>
            <text:p text:style-name="P7">A value of zero in this field means no further information is available.</text:p>
          </text:deletion>
        </text:changed-region>
        <text:changed-region xml:id="ct140415764831568" text:id="ct140415764831568">
          <text:deletion>
            <office:change-info>
              <dc:creator>Balazs Racz</dc:creator>
              <dc:date>2015-02-07T18:02:00</dc:date>
            </office:change-info>
            <text:p text:style-name="P7"><text:s text:c="2"/></text:p>
          </text:deletion>
        </text:changed-region>
        <text:changed-region xml:id="ct140415776890496" text:id="ct140415776890496">
          <text:insertion>
            <office:change-info>
              <dc:creator>D Harris</dc:creator>
              <dc:date>2015-02-08T16:46:00</dc:date>
            </office:change-info>
          </text:insertion>
        </text:changed-region>
        <text:changed-region xml:id="ct140415780665856" text:id="ct140415780665856">
          <text:insertion>
            <office:change-info>
              <dc:creator>Balazs Racz</dc:creator>
              <dc:date>2015-02-07T17:31:00</dc:date>
            </office:change-info>
          </text:insertion>
        </text:changed-region>
        <text:changed-region xml:id="ct140415780403280" text:id="ct140415780403280">
          <text:deletion>
            <office:change-info>
              <dc:creator>Balazs Racz</dc:creator>
              <dc:date>2015-02-07T17:31:00</dc:date>
            </office:change-info>
            <text:p text:style-name="P6">e</text:p>
          </text:deletion>
        </text:changed-region>
        <text:changed-region xml:id="ct140415780673072" text:id="ct140415780673072">
          <text:insertion>
            <office:change-info>
              <dc:creator>Balazs Racz</dc:creator>
              <dc:date>2015-02-07T17:31:00</dc:date>
            </office:change-info>
          </text:insertion>
        </text:changed-region>
        <text:changed-region xml:id="ct140415780673264" text:id="ct140415780673264">
          <text:deletion>
            <office:change-info>
              <dc:creator>Balazs Racz</dc:creator>
              <dc:date>2015-02-07T17:31:00</dc:date>
            </office:change-info>
            <text:p text:style-name="P6">f</text:p>
          </text:deletion>
        </text:changed-region>
        <text:changed-region xml:id="ct140415767528832" text:id="ct140415767528832">
          <text:insertion>
            <office:change-info>
              <dc:creator>D Harris</dc:creator>
              <dc:date>2015-02-08T16:24:00</dc:date>
            </office:change-info>
          </text:insertion>
        </text:changed-region>
        <text:changed-region xml:id="ct140415764889616" text:id="ct140415764889616">
          <text:insertion>
            <office:change-info>
              <dc:creator>D Harris</dc:creator>
              <dc:date>2015-02-07T20:26:00</dc:date>
            </office:change-info>
          </text:insertion>
        </text:changed-region>
        <text:changed-region xml:id="ct140415820742944" text:id="ct140415820742944">
          <text:insertion>
            <office:change-info>
              <dc:creator>D Harris</dc:creator>
              <dc:date>2015-02-08T16:14:00</dc:date>
            </office:change-info>
          </text:insertion>
        </text:changed-region>
        <text:changed-region xml:id="ct140415780183984" text:id="ct140415780183984">
          <text:insertion>
            <office:change-info>
              <dc:creator>D Harris</dc:creator>
              <dc:date>2015-02-07T20:27:00</dc:date>
            </office:change-info>
          </text:insertion>
        </text:changed-region>
        <text:changed-region xml:id="ct140415767940352" text:id="ct140415767940352">
          <text:insertion>
            <office:change-info>
              <dc:creator>D Harris</dc:creator>
              <dc:date>2015-02-08T16:24:00</dc:date>
            </office:change-info>
          </text:insertion>
        </text:changed-region>
        <text:changed-region xml:id="ct140415765052512" text:id="ct140415765052512">
          <text:deletion>
            <office:change-info>
              <dc:creator>D Harris</dc:creator>
              <dc:date>2015-02-07T14:33:00</dc:date>
            </office:change-info>
            <text:p text:style-name="Table_20_Contents">Transport</text:p>
          </text:deletion>
        </text:changed-region>
        <text:changed-region xml:id="ct140415764754000" text:id="ct140415764754000">
          <text:insertion>
            <office:change-info>
              <dc:creator>D Harris</dc:creator>
              <dc:date>2015-02-07T14:33:00</dc:date>
            </office:change-info>
          </text:insertion>
        </text:changed-region>
        <text:changed-region xml:id="ct140415785752176" text:id="ct140415785752176">
          <text:insertion>
            <office:change-info>
              <dc:creator>D Harris</dc:creator>
              <dc:date>2015-02-07T14:33:00</dc:date>
            </office:change-info>
          </text:insertion>
        </text:changed-region>
        <text:changed-region xml:id="ct140415786237104" text:id="ct140415786237104">
          <text:deletion>
            <office:change-info>
              <dc:creator>Balazs Racz</dc:creator>
              <dc:date>2015-02-07T17:40:00</dc:date>
            </office:change-info>
            <text:p text:style-name="Table_20_Contents">received </text:p>
          </text:deletion>
        </text:changed-region>
        <text:changed-region xml:id="ct140415786237296" text:id="ct140415786237296">
          <text:insertion>
            <office:change-info>
              <dc:creator>D Harris</dc:creator>
              <dc:date>2015-02-07T14:33:00</dc:date>
            </office:change-info>
          </text:insertion>
        </text:changed-region>
        <text:changed-region xml:id="ct140415785841024" text:id="ct140415785841024">
          <text:insertion>
            <office:change-info>
              <dc:creator>Balazs Racz</dc:creator>
              <dc:date>2015-02-07T17:40:00</dc:date>
            </office:change-info>
          </text:insertion>
        </text:changed-region>
        <text:changed-region xml:id="ct140415785841216" text:id="ct140415785841216">
          <text:insertion>
            <office:change-info>
              <dc:creator>D Harris</dc:creator>
              <dc:date>2015-02-07T14:33:00</dc:date>
            </office:change-info>
          </text:insertion>
        </text:changed-region>
        <text:changed-region xml:id="ct140415785942144" text:id="ct140415785942144">
          <text:insertion>
            <office:change-info>
              <dc:creator>Balazs Racz</dc:creator>
              <dc:date>2015-02-07T17:40:00</dc:date>
            </office:change-info>
          </text:insertion>
        </text:changed-region>
        <text:changed-region xml:id="ct140415785942800" text:id="ct140415785942800">
          <text:deletion>
            <office:change-info>
              <dc:creator>Balazs Racz</dc:creator>
              <dc:date>2015-02-07T17:40:00</dc:date>
            </office:change-info>
            <text:p text:style-name="Table_20_Contents">CRC</text:p>
          </text:deletion>
        </text:changed-region>
        <text:changed-region xml:id="ct140415785942992" text:id="ct140415785942992">
          <text:insertion>
            <office:change-info>
              <dc:creator>D Harris</dc:creator>
              <dc:date>2015-02-07T14:33:00</dc:date>
            </office:change-info>
          </text:insertion>
        </text:changed-region>
        <text:changed-region xml:id="ct140415785930688" text:id="ct140415785930688">
          <text:deletion>
            <office:change-info>
              <dc:creator>Balazs Racz</dc:creator>
              <dc:date>2015-02-07T17:57:00</dc:date>
            </office:change-info>
            <text:p text:style-name="Table_20_Contents">and</text:p>
          </text:deletion>
        </text:changed-region>
        <text:changed-region xml:id="ct140415785930880" text:id="ct140415785930880">
          <text:insertion>
            <office:change-info>
              <dc:creator>Balazs Racz</dc:creator>
              <dc:date>2015-02-07T17:57:00</dc:date>
            </office:change-info>
          </text:insertion>
        </text:changed-region>
        <text:changed-region xml:id="ct140415791462464" text:id="ct140415791462464">
          <text:insertion>
            <office:change-info>
              <dc:creator>D Harris</dc:creator>
              <dc:date>2015-02-07T14:33:00</dc:date>
            </office:change-info>
          </text:insertion>
        </text:changed-region>
        <text:changed-region xml:id="ct140415791482880" text:id="ct140415791482880">
          <text:deletion>
            <office:change-info>
              <dc:creator>Balazs Racz</dc:creator>
              <dc:date>2015-02-07T17:19:00</dc:date>
            </office:change-info>
            <text:p text:style-name="Table_20_Contents">not abe to be i</text:p>
          </text:deletion>
        </text:changed-region>
        <text:changed-region xml:id="ct140415791442976" text:id="ct140415791442976">
          <text:deletion>
            <office:change-info>
              <dc:creator>Balazs Racz</dc:creator>
              <dc:date>2015-02-07T17:18:00</dc:date>
            </office:change-info>
            <text:p text:style-name="Table_20_Contents">m</text:p>
          </text:deletion>
        </text:changed-region>
        <text:changed-region xml:id="ct140415791442784" text:id="ct140415791442784">
          <text:deletion>
            <office:change-info>
              <dc:creator>Balazs Racz</dc:creator>
              <dc:date>2015-02-07T17:19:00</dc:date>
            </office:change-info>
            <text:p text:style-name="Table_20_Contents">terpreted</text:p>
          </text:deletion>
        </text:changed-region>
        <text:changed-region xml:id="ct140415791483072" text:id="ct140415791483072">
          <text:insertion>
            <office:change-info>
              <dc:creator>Balazs Racz</dc:creator>
              <dc:date>2015-02-07T17:57:00</dc:date>
            </office:change-info>
          </text:insertion>
        </text:changed-region>
        <text:changed-region xml:id="ct140415780395088" text:id="ct140415780395088">
          <text:insertion>
            <office:change-info>
              <dc:creator>Balazs Racz</dc:creator>
              <dc:date>2015-02-07T17:19:00</dc:date>
            </office:change-info>
          </text:insertion>
        </text:changed-region>
        <text:changed-region xml:id="ct140415785844560" text:id="ct140415785844560">
          <text:insertion>
            <office:change-info>
              <dc:creator>D Harris</dc:creator>
              <dc:date>2015-02-07T14:33:00</dc:date>
            </office:change-info>
          </text:insertion>
        </text:changed-region>
        <text:changed-region xml:id="ct140415785844752" text:id="ct140415785844752">
          <text:insertion>
            <office:change-info>
              <dc:creator>D Harris</dc:creator>
              <dc:date>2015-02-07T14:34:00</dc:date>
            </office:change-info>
          </text:insertion>
        </text:changed-region>
        <text:changed-region xml:id="ct140415806079264" text:id="ct140415806079264">
          <text:deletion>
            <office:change-info>
              <dc:creator>Balazs Racz</dc:creator>
              <dc:date>2015-02-07T17:41:00</dc:date>
            </office:change-info>
            <text:p text:style-name="Table_20_Contents"><text:s text:c="2"/></text:p>
          </text:deletion>
        </text:changed-region>
        <text:changed-region xml:id="ct140415806085840" text:id="ct140415806085840">
          <text:insertion>
            <office:change-info>
              <dc:creator>Balazs Racz</dc:creator>
              <dc:date>2015-02-07T17:41:00</dc:date>
            </office:change-info>
          </text:insertion>
        </text:changed-region>
        <text:changed-region xml:id="ct140415806084448" text:id="ct140415806084448">
          <text:deletion>
            <office:change-info>
              <dc:creator>Balazs Racz</dc:creator>
              <dc:date>2015-02-07T17:41:00</dc:date>
            </office:change-info>
            <text:p text:style-name="Table_20_Contents">. </text:p>
          </text:deletion>
        </text:changed-region>
        <text:changed-region xml:id="ct140415780714768" text:id="ct140415780714768">
          <text:deletion>
            <office:change-info>
              <dc:creator>D Harris</dc:creator>
              <dc:date>2015-02-08T16:45:00</dc:date>
            </office:change-info>
            <text:p text:style-name="P8">1</text:p>
          </text:deletion>
        </text:changed-region>
        <text:changed-region xml:id="ct140415805995088" text:id="ct140415805995088">
          <text:insertion>
            <office:change-info>
              <dc:creator>D Harris</dc:creator>
              <dc:date>2015-02-08T16:46:00</dc:date>
            </office:change-info>
          </text:insertion>
        </text:changed-region>
        <text:changed-region xml:id="ct140415798769648" text:id="ct140415798769648">
          <text:deletion>
            <office:change-info>
              <dc:creator>D Harris</dc:creator>
              <dc:date>2015-02-08T16:46:00</dc:date>
            </office:change-info>
            <text:p text:style-name="P7">Reserved. Send as 0, ignore on receipt.</text:p>
          </text:deletion>
        </text:changed-region>
        <text:changed-region xml:id="ct140415798400144" text:id="ct140415798400144">
          <text:insertion>
            <office:change-info>
              <dc:creator>D Harris</dc:creator>
              <dc:date>2015-02-08T16:46:00</dc:date>
            </office:change-info>
          </text:insertion>
        </text:changed-region>
        <text:changed-region xml:id="ct140415819961040" text:id="ct140415819961040">
          <text:insertion>
            <office:change-info>
              <dc:creator>D Harris</dc:creator>
              <dc:date>2015-02-08T16:47:00</dc:date>
            </office:change-info>
          </text:insertion>
        </text:changed-region>
        <text:changed-region xml:id="ct140415793477392" text:id="ct140415793477392">
          <text:deletion>
            <office:change-info>
              <dc:creator>D Harris</dc:creator>
              <dc:date>2015-02-08T16:47:00</dc:date>
            </office:change-info>
            <text:p text:style-name="P9"/>
            <text:p text:style-name="P10">Common Specific Error Enumeration values:</text:p>
            <text:p text:style-name="P10"/>
            <text:p text:style-name="P9">0x1F10:<text:tab/>Permanent error <text:span text:style-name="T1">–</text:span> Unimplemented <text:span text:style-name="T1">–</text:span> Unknown MTI or Transport protocol (datagrams/streams) not supported.</text:p>
            <text:p text:style-name="P11">0x1E10:<text:tab/>Permanent error <text:span text:style-name="T1">–</text:span> Unimplemented <text:span text:style-name="T1">–</text:span> Datagram type unknown, Stream type unknown, or command unknown.</text:p>
            <text:p text:style-name="P12">0x1D10:<text:tab/>Permanent error <text:span text:style-name="T1">–</text:span> Unimplemented <text:span text:style-name="T1">–</text:span> Subcommand unknown.</text:p>
            <text:p text:style-name="P12"/>
            <text:p text:style-name="P12">0x1F80:<text:tab/>Permanent error <text:span text:style-name="T1">–</text:span> Invalid arguments <text:span text:style-name="T1">–</text:span> Message too short / Required arguments missing</text:p>
            <text:p text:style-name="P12"/>
            <text:p text:style-name="P12">0x2F40:<text:tab/>Temporary error <text:span text:style-name="T1">–</text:span> Out of Order <text:span text:style-name="T1">–</text:span> Received a middle or final frame without a previous start frame.</text:p>
            <text:p text:style-name="P12">0x2E40:<text:tab/>Temporary error <text:span text:style-name="T1">–</text:span> Out of Order <text:span text:style-name="T1">–</text:span> Timed out waiting for a final frame.</text:p>
            <text:p text:style-name="P9">0x2D40:<text:tab/>Temporary error <text:span text:style-name="T1">–</text:span> Unexpected <text:span text:style-name="T1">–</text:span> Timeout processing request.</text:p>
            <text:p text:style-name="P9"/>
          </text:deletion>
          <text:insertion>
            <office:change-info office:chg-author="Balazs Racz" office:chg-date-time="2015-02-07T17:31:00"/>
          </text:insertion>
        </text:changed-region>
        <text:changed-region xml:id="ct140415776276672" text:id="ct140415776276672">
          <text:insertion>
            <office:change-info>
              <dc:creator>D Harris</dc:creator>
              <dc:date>2015-02-08T16:47:00</dc:date>
            </office:change-info>
          </text:insertion>
        </text:changed-region>
        <text:changed-region xml:id="ct140415809068832" text:id="ct140415809068832">
          <text:insertion>
            <office:change-info>
              <dc:creator>D Harris</dc:creator>
              <dc:date>2015-02-07T20:36:00</dc:date>
            </office:change-info>
          </text:insertion>
        </text:changed-region>
        <text:changed-region xml:id="ct140415808411968" text:id="ct140415808411968">
          <text:insertion>
            <office:change-info>
              <dc:creator>D Harris</dc:creator>
              <dc:date>2015-02-07T20:37:00</dc:date>
            </office:change-info>
          </text:insertion>
        </text:changed-region>
        <text:changed-region xml:id="ct140415767738960" text:id="ct140415767738960">
          <text:insertion>
            <office:change-info>
              <dc:creator>D Harris</dc:creator>
              <dc:date>2015-02-08T16:48:00</dc:date>
            </office:change-info>
          </text:insertion>
        </text:changed-region>
        <text:changed-region xml:id="ct140415764837568" text:id="ct140415764837568">
          <text:deletion>
            <office:change-info>
              <dc:creator>D Harris</dc:creator>
              <dc:date>2015-02-08T16:48:00</dc:date>
            </office:change-info>
            <text:p text:style-name="Standard">like messages transmitted from any other type of node.</text:p>
          </text:deletion>
        </text:changed-region>
        <text:changed-region xml:id="ct140415789580048" text:id="ct140415789580048">
          <text:insertion>
            <office:change-info>
              <dc:creator>D Harris</dc:creator>
              <dc:date>2015-02-08T16:48:00</dc:date>
            </office:change-info>
          </text:insertion>
        </text:changed-region>
        <text:changed-region xml:id="ct140415766906512" text:id="ct140415766906512">
          <text:deletion>
            <office:change-info>
              <dc:creator>D Harris</dc:creator>
              <dc:date>2015-02-08T16:51:00</dc:date>
            </office:change-info>
            <text:p text:style-name="P9">– They need to receive this so that they can reply to it.</text:p>
          </text:deletion>
        </text:changed-region>
        <text:changed-region xml:id="ct140415766638320" text:id="ct140415766638320">
          <text:insertion>
            <office:change-info>
              <dc:creator>D Harris</dc:creator>
              <dc:date>2015-02-08T16:51:00</dc:date>
            </office:change-info>
          </text:insertion>
        </text:changed-region>
        <text:changed-region xml:id="ct140415766804912" text:id="ct140415766804912">
          <text:deletion>
            <office:change-info>
              <dc:creator>D Harris</dc:creator>
              <dc:date>2015-02-08T16:51:00</dc:date>
            </office:change-info>
            <text:p text:style-name="P9"><text:s/>– They need to receive this because it's the reply to their own request, which might be used to e.g. locate a node for delayed sending of status</text:p>
          </text:deletion>
        </text:changed-region>
        <text:changed-region xml:id="ct140415775452576" text:id="ct140415775452576">
          <text:insertion>
            <office:change-info>
              <dc:creator>D Harris</dc:creator>
              <dc:date>2015-02-08T16:51:00</dc:date>
            </office:change-info>
          </text:insertion>
        </text:changed-region>
        <text:changed-region xml:id="ct140415787750144" text:id="ct140415787750144">
          <text:deletion>
            <office:change-info>
              <dc:creator>D Harris</dc:creator>
              <dc:date>2015-02-08T16:51:00</dc:date>
            </office:change-info>
            <text:p text:style-name="P9"><text:s/>– They need to receive this so that they can reply to it.</text:p>
          </text:deletion>
        </text:changed-region>
        <text:changed-region xml:id="ct140415769914768" text:id="ct140415769914768">
          <text:insertion>
            <office:change-info>
              <dc:creator>D Harris</dc:creator>
              <dc:date>2015-02-08T16:51:00</dc:date>
            </office:change-info>
          </text:insertion>
        </text:changed-region>
        <text:changed-region xml:id="ct140415773745264" text:id="ct140415773745264">
          <text:insertion>
            <office:change-info>
              <dc:creator>D Harris</dc:creator>
              <dc:date>2015-02-08T16:51:00</dc:date>
            </office:change-info>
          </text:insertion>
        </text:changed-region>
        <text:changed-region xml:id="ct140415819809664" text:id="ct140415819809664">
          <text:deletion>
            <office:change-info>
              <dc:creator>D Harris</dc:creator>
              <dc:date>2015-02-08T16:51:00</dc:date>
            </office:change-info>
            <text:p text:style-name="P9">, </text:p>
          </text:deletion>
        </text:changed-region>
        <text:changed-region xml:id="ct140415766580064" text:id="ct140415766580064">
          <text:insertion>
            <office:change-info>
              <dc:creator>D Harris</dc:creator>
              <dc:date>2015-02-08T16:51:00</dc:date>
            </office:change-info>
          </text:insertion>
        </text:changed-region>
        <text:changed-region xml:id="ct140415764841200" text:id="ct140415764841200">
          <text:deletion>
            <office:change-info>
              <dc:creator>D Harris</dc:creator>
              <dc:date>2015-02-08T16:51:00</dc:date>
            </office:change-info>
            <text:p text:style-name="P9">, </text:p>
          </text:deletion>
        </text:changed-region>
        <text:changed-region xml:id="ct140415804093984" text:id="ct140415804093984">
          <text:deletion>
            <office:change-info>
              <dc:creator>D Harris</dc:creator>
              <dc:date>2015-02-08T16:51:00</dc:date>
            </office:change-info>
            <text:p text:style-name="P9"><text:s/>– <text:span text:style-name="T2">because</text:span> others will ask this of them</text:p>
          </text:deletion>
        </text:changed-region>
        <text:changed-region xml:id="ct140415804422752" text:id="ct140415804422752">
          <text:insertion>
            <office:change-info>
              <dc:creator>D Harris</dc:creator>
              <dc:date>2015-02-08T16:51:00</dc:date>
            </office:change-info>
          </text:insertion>
        </text:changed-region>
        <text:changed-region xml:id="ct140415764895424" text:id="ct140415764895424">
          <text:deletion>
            <office:change-info>
              <dc:creator>D Harris</dc:creator>
              <dc:date>2015-02-08T16:51:00</dc:date>
            </office:change-info>
            <text:p text:style-name="P9"><text:s/>– so they can be programmed</text:p>
          </text:deletion>
        </text:changed-region>
        <text:changed-region xml:id="ct140415791223824" text:id="ct140415791223824">
          <text:insertion>
            <office:change-info>
              <dc:creator>D Harris</dc:creator>
              <dc:date>2015-02-08T16:51:00</dc:date>
            </office:change-info>
          </text:insertion>
        </text:changed-region>
        <text:changed-region xml:id="ct140415791094304" text:id="ct140415791094304">
          <text:deletion>
            <office:change-info>
              <dc:creator>D Harris</dc:creator>
              <dc:date>2015-02-08T16:51:00</dc:date>
            </office:change-info>
            <text:p text:style-name="P9"><text:s/>– what they do for a living</text:p>
          </text:deletion>
        </text:changed-region>
        <text:changed-region xml:id="ct140415786246848" text:id="ct140415786246848">
          <text:insertion>
            <office:change-info>
              <dc:creator>D Harris</dc:creator>
              <dc:date>2015-02-08T16:51:00</dc:date>
            </office:change-info>
          </text:insertion>
        </text:changed-region>
        <text:changed-region xml:id="ct140415792727792" text:id="ct140415792727792">
          <text:deletion>
            <office:change-info>
              <dc:creator>D Harris</dc:creator>
              <dc:date>2015-02-08T16:52:00</dc:date>
            </office:change-info>
            <text:p text:style-name="Standard">; </text:p>
          </text:deletion>
        </text:changed-region>
        <text:changed-region xml:id="ct140415790150336" text:id="ct140415790150336">
          <text:insertion>
            <office:change-info>
              <dc:creator>D Harris</dc:creator>
              <dc:date>2015-02-08T16:52:00</dc:date>
            </office:change-info>
          </text:insertion>
        </text:changed-region>
        <text:changed-region xml:id="ct140415798235696" text:id="ct140415798235696">
          <text:deletion>
            <office:change-info>
              <dc:creator>D Harris</dc:creator>
              <dc:date>2015-02-08T17:04:00</dc:date>
            </office:change-info>
            <text:p text:style-name="Standard"><text:span text:style-name="T3"/></text:p>
            <text:p text:style-name="P13"><text:span text:style-name="T4"/></text:p>
            <text:p text:style-name="P14"><text:span text:style-name="T1">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1">with</text:span> the 12-bit source alias.</text:p>
            <text:p text:style-name="Standard"><text:span text:style-name="T5">Parts of a fragmented message may be lost during transmission. <text:s/></text:span><text:span text:style-name="T4">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4"><office:annotation><dc:creator>D Harris</dc:creator><dc:date>2015-01-18T17:08:45</dc:date><text:p text:style-name="P109"><text:span text:style-name="T33">Move to GenDatagram document.</text:span></text:p></office:annotation></text:span><text:span text:style-name="T4">may be subtracted from the elapsed time. <text:s/></text:span></text:p>
          </text:deletion>
        </text:changed-region>
        <text:changed-region xml:id="ct140415786026976" text:id="ct140415786026976">
          <text:deletion>
            <office:change-info>
              <dc:creator>D Harris</dc:creator>
              <dc:date>2015-02-06T21:23:00</dc:date>
            </office:change-info>
            <text:p text:style-name="Standard"><text:span text:style-name="T3"/></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51">Field</text:p>
                </table:table-cell>
                <table:covered-table-cell/>
                <table:table-cell table:style-name="Table23.C2" table:number-columns-spanned="2" office:value-type="string">
                  <text:p text:style-name="P51">CAN prefix</text:p>
                </table:table-cell>
                <table:covered-table-cell/>
                <table:table-cell table:style-name="Table23.C2" table:number-columns-spanned="2" office:value-type="string">
                  <text:p text:style-name="P51">Frame Type</text:p>
                </table:table-cell>
                <table:covered-table-cell/>
                <table:table-cell table:style-name="Table23.C2" table:number-columns-spanned="4" office:value-type="string">
                  <text:p text:style-name="P51">Destination ID/ddd<text:note text:id="ftn6"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51">Source ID/sss</text:p>
                </table:table-cell>
                <table:covered-table-cell/>
              </table:table-row>
              <table:table-row>
                <table:table-cell table:style-name="Table23.A3" table:number-columns-spanned="2" office:value-type="string">
                  <text:p text:style-name="P51">Size &amp; location </text:p>
                </table:table-cell>
                <table:covered-table-cell/>
                <table:table-cell table:style-name="Table23.C3" table:number-columns-spanned="2" office:value-type="string">
                  <text:p text:style-name="P2">2 bits</text:p>
                  <text:p text:style-name="P2">0x1800,0000</text:p>
                </table:table-cell>
                <table:covered-table-cell/>
                <table:table-cell table:style-name="Table23.C3" table:number-columns-spanned="2" office:value-type="string">
                  <text:p text:style-name="P2">3 bits</text:p>
                  <text:p text:style-name="P2">0x0700,0000</text:p>
                </table:table-cell>
                <table:covered-table-cell/>
                <table:table-cell table:style-name="Table23.C3" table:number-columns-spanned="4" office:value-type="string">
                  <text:p text:style-name="P2">12 bits</text:p>
                  <text:p text:style-name="P2">0x00FF,F000</text:p>
                </table:table-cell>
                <table:covered-table-cell/>
                <table:covered-table-cell/>
                <table:covered-table-cell/>
                <table:table-cell table:style-name="Table23.K3" table:number-columns-spanned="2" office:value-type="string">
                  <text:p text:style-name="P2">12 bits</text:p>
                  <text:p text:style-name="P2">0x0000,0FFF</text:p>
                </table:table-cell>
                <table:covered-table-cell/>
              </table:table-row>
              <table:table-row>
                <table:table-cell table:style-name="Table23.A4" table:number-columns-spanned="2" office:value-type="string">
                  <text:p text:style-name="P51">Value(s)</text:p>
                </table:table-cell>
                <table:covered-table-cell/>
                <table:table-cell table:style-name="Table23.C4" table:number-columns-spanned="2" office:value-type="float" office:value="3">
                  <text:p text:style-name="P2">3</text:p>
                </table:table-cell>
                <table:covered-table-cell/>
                <table:table-cell table:style-name="Table23.E4" table:number-columns-spanned="2" office:value-type="string">
                  <text:p text:style-name="P104">2,3,4,5,or 7</text:p>
                </table:table-cell>
                <table:covered-table-cell/>
                <table:table-cell table:style-name="Table23.E4" table:number-columns-spanned="4" office:value-type="string">
                  <text:p text:style-name="P104">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51">Byte#</text:p>
                </table:table-cell>
                <table:table-cell table:style-name="Table23.C3" table:number-columns-spanned="2" office:value-type="string">
                  <text:p text:style-name="P51">0</text:p>
                </table:table-cell>
                <table:covered-table-cell/>
                <table:table-cell table:style-name="Table23.C3" office:value-type="string">
                  <text:p text:style-name="P51">1</text:p>
                </table:table-cell>
                <table:table-cell table:style-name="Table23.C3" office:value-type="string">
                  <text:p text:style-name="P51">2</text:p>
                </table:table-cell>
                <table:table-cell table:style-name="Table23.C3" table:number-columns-spanned="2" office:value-type="string">
                  <text:p text:style-name="P51">3</text:p>
                </table:table-cell>
                <table:covered-table-cell/>
                <table:table-cell table:style-name="Table23.C3" office:value-type="string">
                  <text:p text:style-name="P51">4</text:p>
                </table:table-cell>
                <table:table-cell table:style-name="Table23.C3" office:value-type="string">
                  <text:p text:style-name="P51">5</text:p>
                </table:table-cell>
                <table:table-cell table:style-name="Table23.C3" table:number-columns-spanned="2" office:value-type="string">
                  <text:p text:style-name="P51">6</text:p>
                </table:table-cell>
                <table:covered-table-cell/>
                <table:table-cell table:style-name="Table23.K3" office:value-type="string">
                  <text:p text:style-name="P51">7</text:p>
                </table:table-cell>
              </table:table-row>
              <table:table-row>
                <table:table-cell table:style-name="Table23.A4" office:value-type="string">
                  <text:p text:style-name="P51">Value</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K4" office:value-type="string">
                  <text:p text:style-name="P8">(data)</text:p>
                </table:table-cell>
              </table:table-row>
            </table:table>
            <text:p text:style-name="Table">Table <text:sequence text:ref-name="refTable4" text:name="Table" text:formula="ooow:Table+1" style:num-format="1">4</text:sequence>: CAN Datagram and Stream Format</text:p>
          </text:deletion>
        </text:changed-region>
        <text:changed-region xml:id="ct140415805873168" text:id="ct140415805873168">
          <text:insertion>
            <office:change-info>
              <dc:creator>D Harris</dc:creator>
              <dc:date>2015-02-06T21:24:00</dc:date>
            </office:change-info>
          </text:insertion>
        </text:changed-region>
        <text:changed-region xml:id="ct140415785852736" text:id="ct140415785852736">
          <text:deletion>
            <office:change-info>
              <dc:creator>D Harris</dc:creator>
              <dc:date>2015-02-08T17:07:00</dc:date>
            </office:change-info>
            <text:p text:style-name="Table_20_Heading"><text:s/>(hex)</text:p>
          </text:deletion>
        </text:changed-region>
        <text:changed-region xml:id="ct140415808825632" text:id="ct140415808825632">
          <text:insertion>
            <office:change-info>
              <dc:creator>D Harris</dc:creator>
              <dc:date>2015-02-08T17:05:00</dc:date>
            </office:change-info>
          </text:insertion>
        </text:changed-region>
        <text:changed-region xml:id="ct140415795533568" text:id="ct140415795533568">
          <text:deletion>
            <office:change-info>
              <dc:creator>D Harris</dc:creator>
              <dc:date>2015-02-08T17:07:00</dc:date>
            </office:change-info>
            <text:p text:style-name="P15"><text:s text:c="2"/></text:p>
          </text:deletion>
        </text:changed-region>
        <text:changed-region xml:id="ct140415808835696" text:id="ct140415808835696">
          <text:insertion>
            <office:change-info>
              <dc:creator>D Harris</dc:creator>
              <dc:date>2015-02-08T17:07:00</dc:date>
            </office:change-info>
          </text:insertion>
        </text:changed-region>
        <text:changed-region xml:id="ct140415787541296" text:id="ct140415787541296">
          <text:insertion>
            <office:change-info>
              <dc:creator>D Harris</dc:creator>
              <dc:date>2015-02-08T17:05:00</dc:date>
            </office:change-info>
          </text:insertion>
        </text:changed-region>
        <text:changed-region xml:id="ct140415805925200" text:id="ct140415805925200">
          <text:deletion>
            <office:change-info>
              <dc:creator>D Harris</dc:creator>
              <dc:date>2015-02-08T17:04:00</dc:date>
            </office:change-info>
            <text:p text:style-name="P3">10</text:p>
          </text:deletion>
        </text:changed-region>
        <text:changed-region xml:id="ct140415804203344" text:id="ct140415804203344">
          <text:insertion>
            <office:change-info>
              <dc:creator>D Harris</dc:creator>
              <dc:date>2015-02-08T17:04:00</dc:date>
            </office:change-info>
          </text:insertion>
        </text:changed-region>
        <text:changed-region xml:id="ct140415798198784" text:id="ct140415798198784">
          <text:deletion>
            <office:change-info>
              <dc:creator>D Harris</dc:creator>
              <dc:date>2015-02-08T17:04:00</dc:date>
            </office:change-info>
            <text:p text:style-name="P3">10</text:p>
          </text:deletion>
        </text:changed-region>
        <text:changed-region xml:id="ct140415780209200" text:id="ct140415780209200">
          <text:insertion>
            <office:change-info>
              <dc:creator>D Harris</dc:creator>
              <dc:date>2015-02-08T17:04:00</dc:date>
            </office:change-info>
          </text:insertion>
        </text:changed-region>
        <text:changed-region xml:id="ct140415788858224" text:id="ct140415788858224">
          <text:deletion>
            <office:change-info>
              <dc:creator>D Harris</dc:creator>
              <dc:date>2015-02-08T17:07:00</dc:date>
            </office:change-info>
            <text:p text:style-name="Table_20_Heading">(hex)</text:p>
          </text:deletion>
        </text:changed-region>
        <text:changed-region xml:id="ct140415795417760" text:id="ct140415795417760">
          <text:deletion>
            <office:change-info>
              <dc:creator>D Harris</dc:creator>
              <dc:date>2015-02-08T17:08:00</dc:date>
            </office:change-info>
            <text:p text:style-name="Table_20_Heading"><text:s/>(hex)</text:p>
          </text:deletion>
        </text:changed-region>
        <text:changed-region xml:id="ct140415786144768" text:id="ct140415786144768">
          <text:insertion>
            <office:change-info>
              <dc:creator>D Harris</dc:creator>
              <dc:date>2015-02-08T17:07:00</dc:date>
            </office:change-info>
          </text:insertion>
        </text:changed-region>
        <text:changed-region xml:id="ct140415791194096" text:id="ct140415791194096">
          <text:deletion>
            <office:change-info>
              <dc:creator>D Harris</dc:creator>
              <dc:date>2015-02-08T17:07:00</dc:date>
            </office:change-info>
            <text:p text:style-name="P15">Full</text:p>
          </text:deletion>
        </text:changed-region>
        <text:changed-region xml:id="ct140415764981584" text:id="ct140415764981584">
          <text:deletion>
            <office:change-info>
              <dc:creator>D Harris</dc:creator>
              <dc:date>2015-02-08T17:05:00</dc:date>
            </office:change-info>
            <text:p text:style-name="P2">60</text:p>
          </text:deletion>
        </text:changed-region>
        <text:changed-region xml:id="ct140415805030048" text:id="ct140415805030048">
          <text:insertion>
            <office:change-info>
              <dc:creator>D Harris</dc:creator>
              <dc:date>2015-02-08T17:05:00</dc:date>
            </office:change-info>
          </text:insertion>
        </text:changed-region>
        <text:changed-region xml:id="ct140415781748320" text:id="ct140415781748320">
          <text:deletion>
            <office:change-info>
              <dc:creator>D Harris</dc:creator>
              <dc:date>2015-02-08T17:05:00</dc:date>
            </office:change-info>
            <text:p text:style-name="P2">60</text:p>
          </text:deletion>
        </text:changed-region>
        <text:changed-region xml:id="ct140415820611776" text:id="ct140415820611776">
          <text:insertion>
            <office:change-info>
              <dc:creator>D Harris</dc:creator>
              <dc:date>2015-02-08T17:05:00</dc:date>
            </office:change-info>
          </text:insertion>
        </text:changed-region>
        <text:changed-region xml:id="ct140415791100048" text:id="ct140415791100048">
          <text:insertion>
            <office:change-info>
              <dc:creator>D Harris</dc:creator>
              <dc:date>2015-02-08T17:07:00</dc:date>
            </office:change-info>
          </text:insertion>
        </text:changed-region>
        <text:changed-region xml:id="ct140415780175888" text:id="ct140415780175888">
          <text:deletion>
            <office:change-info>
              <dc:creator>D Harris</dc:creator>
              <dc:date>2015-02-08T17:07:00</dc:date>
            </office:change-info>
            <text:p text:style-name="P15">Simple</text:p>
          </text:deletion>
        </text:changed-region>
        <text:changed-region xml:id="ct140415804654432" text:id="ct140415804654432">
          <text:deletion>
            <office:change-info>
              <dc:creator>D Harris</dc:creator>
              <dc:date>2015-02-08T17:05:00</dc:date>
            </office:change-info>
            <text:p text:style-name="P3">0</text:p>
          </text:deletion>
        </text:changed-region>
        <text:changed-region xml:id="ct140415820399936" text:id="ct140415820399936">
          <text:insertion>
            <office:change-info>
              <dc:creator>D Harris</dc:creator>
              <dc:date>2015-02-08T17:05:00</dc:date>
            </office:change-info>
          </text:insertion>
        </text:changed-region>
        <text:changed-region xml:id="ct140415790078592" text:id="ct140415790078592">
          <text:deletion>
            <office:change-info>
              <dc:creator>D Harris</dc:creator>
              <dc:date>2015-02-08T17:05:00</dc:date>
            </office:change-info>
            <text:p text:style-name="P3">0</text:p>
          </text:deletion>
        </text:changed-region>
        <text:changed-region xml:id="ct140415794038752" text:id="ct140415794038752">
          <text:insertion>
            <office:change-info>
              <dc:creator>D Harris</dc:creator>
              <dc:date>2015-02-08T17:05:00</dc:date>
            </office:change-info>
          </text:insertion>
        </text:changed-region>
        <text:changed-region xml:id="ct140415776433632" text:id="ct140415776433632">
          <text:deletion>
            <office:change-info>
              <dc:creator>D Harris</dc:creator>
              <dc:date>2015-02-08T17:08:00</dc:date>
            </office:change-info>
            <text:p text:style-name="Table_20_Heading"><text:s/>(hex)</text:p>
          </text:deletion>
        </text:changed-region>
        <text:changed-region xml:id="ct140415790640016" text:id="ct140415790640016">
          <text:deletion>
            <office:change-info>
              <dc:creator>D Harris</dc:creator>
              <dc:date>2015-02-08T17:09:00</dc:date>
            </office:change-info>
            <text:p text:style-name="Table_20_Heading"><text:s/>(hex)</text:p>
          </text:deletion>
        </text:changed-region>
        <text:changed-region xml:id="ct140415806184928" text:id="ct140415806184928">
          <text:deletion>
            <office:change-info>
              <dc:creator>D Harris</dc:creator>
              <dc:date>2015-02-08T17:09:00</dc:date>
            </office:change-info>
            <text:p text:style-name="Table_20_Heading"><text:s/>(hex)</text:p>
          </text:deletion>
        </text:changed-region>
        <text:changed-region xml:id="ct140415803216080" text:id="ct140415803216080">
          <text:deletion>
            <office:change-info>
              <dc:creator>D Harris</dc:creator>
              <dc:date>2015-02-08T17:09:00</dc:date>
            </office:change-info>
            <text:p text:style-name="Table_20_Heading"><text:s/>(hex)</text:p>
          </text:deletion>
        </text:changed-region>
        <text:changed-region xml:id="ct140415770058176" text:id="ct140415770058176">
          <text:deletion>
            <office:change-info>
              <dc:creator>D Harris</dc:creator>
              <dc:date>2015-02-08T17:10:00</dc:date>
            </office:change-info>
            <text:p text:style-name="P16">can</text:p>
          </text:deletion>
        </text:changed-region>
        <text:changed-region xml:id="ct140415793817776" text:id="ct140415793817776">
          <text:insertion>
            <office:change-info>
              <dc:creator>D Harris</dc:creator>
              <dc:date>2015-02-08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40415763515472"/>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7">They are mandatory</text:span><text:span text:style-name="T28">.</text:span></text:p>
      <text:h text:style-name="Heading_20_2" text:outline-level="2">References and Context</text:h>
      <text:p text:style-name="Standard">For background information on format and presentation, see:</text:p>
      <text:list xml:id="list8050703318771390615" text:style-name="L1">
        <text:list-item>
          <text:p text:style-name="P67">OpenLCB Common Information Technical Note</text:p>
        </text:list-item>
      </text:list>
      <text:p text:style-name="Standard">This specification is in the context of the following OpenLCB Specifications:</text:p>
      <text:list xml:id="list4567975912564937654" text:style-name="L2">
        <text:list-item>
          <text:p text:style-name="P68">The <text:span text:style-name="T20">OpenLCB Unique Identifier Specification</text:span>, which specifies Unique Identifiers <text:span text:style-name="T1">and</text:span> how they are defined.</text:p>
        </text:list-item>
      </text:list>
      <text:p text:style-name="Standard">This specification is in the context of the following OpenLCB-CAN Specifications:</text:p>
      <text:list xml:id="list2114457609" text:continue-numbering="true" text:style-name="L2">
        <text:list-item>
          <text:p text:style-name="P68">The <text:span text:style-name="T21">OpenLCB-CAN Frame Transfer Specification</text:span>, which specifies transfer of OpenLCB messages over CAN segments. “CAN” refers to the electrical and protocol specifications as defined in <text:span text:style-name="T19">ISO 11898-1:2003</text:span> and <text:span text:style-name="T19">ISO 11898-2:2003</text:span> and their successors.</text:p>
        </text:list-item>
      </text:list>
      <text:p text:style-name="Standard">This specification is in the context of the following OpenLCB-TCP/IP Specifications:</text:p>
      <text:list xml:id="list294005205" text:continue-numbering="true" text:style-name="L2">
        <text:list-item>
          <text:p text:style-name="P68"><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office:annotation><dc:creator>Bob Jacobsen</dc:creator><dc:date>2014-07-12T16:24:49</dc:date><text:p text:style-name="P109"><text:span text:style-name="T32">Done </text:span></text:p><text:p text:style-name="P109"><text:span text:style-name="T32">-------------</text:span></text:p><text:p text:style-name="P109"><text:span text:style-name="T32"/></text:p><text:p text:style-name="P109"><text:span text:style-name="T32">Need to lay out the bit fields here so that implementations can depend on their positions and meanings. But see below about spreadsheet.</text:span></text:p></office:annotation></text:p>
      <text:h text:style-name="P91"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4">understand</text:span> the material in this document.</text:p></text:note-body></text:note>. We keep them in just that one place to avoid conflicting updates. Those allocations are normative. <text:s/><office:annotation><dc:creator>Bob Jacobsen</dc:creator><dc:date>2014-07-12T15:44:50</dc:date><text:p text:style-name="P109"><text:span text:style-name="T32">MTIs moved into this document. -------------</text:span></text:p><text:p text:style-name="P109"><text:span text:style-name="T32">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109"><text:span text:style-name="T32"/></text:p><text:p text:style-name="P109"><text:span text:style-name="T32">In any case, they shouldn't be in two places. If the definitive values are in a spreadsheet, there should be </text:span><text:span text:style-name="T34">no</text:span><text:span text:style-name="T35"> values here.</text:span></text:p></office:annotation></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8">15</text:p>
          </table:table-cell>
          <table:table-cell table:style-name="Table1.B2" office:value-type="float" office:value="14">
            <text:p text:style-name="P8">14</text:p>
          </table:table-cell>
          <table:table-cell table:style-name="Table1.B2" office:value-type="float" office:value="13">
            <text:p text:style-name="P8">13</text:p>
          </table:table-cell>
          <table:table-cell table:style-name="Table1.B2" office:value-type="float" office:value="12">
            <text:p text:style-name="P8">12</text:p>
          </table:table-cell>
          <table:table-cell table:style-name="Table1.B2" office:value-type="float" office:value="11">
            <text:p text:style-name="P8">11</text:p>
          </table:table-cell>
          <table:table-cell table:style-name="Table1.B2" office:value-type="float" office:value="10">
            <text:p text:style-name="P8">10</text:p>
          </table:table-cell>
          <table:table-cell table:style-name="Table1.B2" office:value-type="float" office:value="9">
            <text:p text:style-name="P8">9</text:p>
          </table:table-cell>
          <table:table-cell table:style-name="Table1.B2" office:value-type="float" office:value="8">
            <text:p text:style-name="P8">8</text:p>
          </table:table-cell>
          <table:table-cell table:style-name="Table1.B2" office:value-type="float" office:value="7">
            <text:p text:style-name="P8">7</text:p>
          </table:table-cell>
          <table:table-cell table:style-name="Table1.B2" office:value-type="float" office:value="6">
            <text:p text:style-name="P8">6</text:p>
          </table:table-cell>
          <table:table-cell table:style-name="Table1.B2" office:value-type="float" office:value="5">
            <text:p text:style-name="P8">5</text:p>
          </table:table-cell>
          <table:table-cell table:style-name="Table1.B2" office:value-type="float" office:value="4">
            <text:p text:style-name="P8">4</text:p>
          </table:table-cell>
          <table:table-cell table:style-name="Table1.B2" office:value-type="float" office:value="3">
            <text:p text:style-name="P8">3</text:p>
          </table:table-cell>
          <table:table-cell table:style-name="Table1.B2" office:value-type="float" office:value="2">
            <text:p text:style-name="P8">2</text:p>
          </table:table-cell>
          <table:table-cell table:style-name="Table1.B2" office:value-type="float" office:value="1">
            <text:p text:style-name="P8">1</text:p>
          </table:table-cell>
          <table:table-cell table:style-name="Table1.Q2" office:value-type="float" office:value="0">
            <text:p text:style-name="P8">0</text:p>
          </table:table-cell>
        </table:table-row>
        <table:table-row>
          <table:table-cell table:style-name="Table1.A2" office:value-type="string">
            <text:p text:style-name="Table_20_Heading">Field</text:p>
          </table:table-cell>
          <table:table-cell table:style-name="Table1.A2" table:number-columns-spanned="2" office:value-type="string">
            <text:p text:style-name="P8">Reserved</text:p>
          </table:table-cell>
          <table:covered-table-cell/>
          <table:table-cell table:style-name="Table1.A2" office:value-type="string">
            <text:p text:style-name="P8">Special</text:p>
          </table:table-cell>
          <table:table-cell table:style-name="Table1.A2" office:value-type="string">
            <text:p text:style-name="P8">Stream or datagram</text:p>
          </table:table-cell>
          <table:table-cell table:style-name="Table1.A2" table:number-columns-spanned="2" office:value-type="string">
            <text:p text:style-name="P8">Priority</text:p>
          </table:table-cell>
          <table:covered-table-cell/>
          <table:table-cell table:style-name="Table1.A2" table:number-columns-spanned="5" office:value-type="string">
            <text:p text:style-name="P8">Type within Priority</text:p>
          </table:table-cell>
          <table:covered-table-cell/>
          <table:covered-table-cell/>
          <table:covered-table-cell/>
          <table:covered-table-cell/>
          <table:table-cell table:style-name="Table1.A2" office:value-type="string">
            <text:p text:style-name="P8">Simple</text:p>
            <text:p text:style-name="P8">Protocol</text:p>
          </table:table-cell>
          <table:table-cell table:style-name="Table1.A2" office:value-type="string">
            <text:p text:style-name="P8">Address Present</text:p>
          </table:table-cell>
          <table:table-cell table:style-name="Table1.A2" office:value-type="string">
            <text:p text:style-name="P8">Event Present</text:p>
          </table:table-cell>
          <table:table-cell table:style-name="Table1.P3" table:number-columns-spanned="2" office:value-type="string">
            <text:p text:style-name="P8">Modifier</text:p>
          </table:table-cell>
          <table:covered-table-cell/>
        </table:table-row>
      </table:table>
      <text:p text:style-name="P4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9">MTI Bit-field Descriptions</text:p>
            </table:table-cell>
            <table:covered-table-cell/>
            <table:covered-table-cell/>
            <table:covered-table-cell/>
            <table:covered-table-cell/>
          </table:table-row>
        </table:table-header-rows>
        <table:table-row>
          <table:table-cell table:style-name="Table2.A2" office:value-type="string">
            <text:p text:style-name="P58">Field Name</text:p>
          </table:table-cell>
          <table:table-cell table:style-name="Table2.A2" office:value-type="string">
            <text:p text:style-name="P59">Bit Position</text:p>
          </table:table-cell>
          <table:table-cell table:style-name="Table2.A2" office:value-type="string">
            <text:p text:style-name="P30">Size</text:p>
            <text:p text:style-name="P30">bits</text:p>
          </table:table-cell>
          <table:table-cell table:style-name="Table2.A2" office:value-type="string">
            <text:p text:style-name="P59">Mask</text:p>
            <text:p text:style-name="P59">hex</text:p>
          </table:table-cell>
          <table:table-cell table:style-name="Table2.E2" office:value-type="string">
            <text:p text:style-name="P58">Description</text:p>
          </table:table-cell>
        </table:table-row>
        <table:table-row>
          <table:table-cell table:style-name="Table2.A3" office:value-type="string">
            <text:p text:style-name="Table_20_Contents">Reserved</text:p>
          </table:table-cell>
          <table:table-cell table:style-name="Table2.A3" office:value-type="string">
            <text:p text:style-name="P8">14 - 15</text:p>
          </table:table-cell>
          <table:table-cell table:style-name="Table2.C3" office:value-type="float" office:value="2">
            <text:p text:style-name="P8">2</text:p>
          </table:table-cell>
          <table:table-cell table:style-name="Table2.A3" office:value-type="string">
            <text:p text:style-name="P8">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8">13</text:p>
          </table:table-cell>
          <table:table-cell table:style-name="Table2.C3" office:value-type="float" office:value="1">
            <text:p text:style-name="P8">1</text:p>
          </table:table-cell>
          <table:table-cell table:style-name="Table2.A3" office:value-type="string">
            <text:p text:style-name="P8">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8">12</text:p>
          </table:table-cell>
          <table:table-cell table:style-name="Table2.C3" office:value-type="float" office:value="1">
            <text:p text:style-name="P8">1</text:p>
          </table:table-cell>
          <table:table-cell table:style-name="Table2.A3" office:value-type="string">
            <text:p text:style-name="P8">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8">10 - 11</text:p>
          </table:table-cell>
          <table:table-cell table:style-name="Table2.A3" office:value-type="string">
            <text:p text:style-name="P8">2</text:p>
          </table:table-cell>
          <table:table-cell table:style-name="Table2.A3" office:value-type="string">
            <text:p text:style-name="P8">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8">5 - 9</text:p>
          </table:table-cell>
          <table:table-cell table:style-name="Table2.C3" office:value-type="float" office:value="5">
            <text:p text:style-name="P8">5</text:p>
          </table:table-cell>
          <table:table-cell table:style-name="Table2.A3" office:value-type="string">
            <text:p text:style-name="P8">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8">4</text:p>
          </table:table-cell>
          <table:table-cell table:style-name="Table2.C3" office:value-type="float" office:value="1">
            <text:p text:style-name="P8">1</text:p>
          </table:table-cell>
          <table:table-cell table:style-name="Table2.A3" office:value-type="string">
            <text:p text:style-name="P8">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8">3</text:p>
          </table:table-cell>
          <table:table-cell table:style-name="Table2.C3" office:value-type="float" office:value="1">
            <text:p text:style-name="P8">1</text:p>
          </table:table-cell>
          <table:table-cell table:style-name="Table2.A3" office:value-type="string">
            <text:p text:style-name="P8">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8">2</text:p>
          </table:table-cell>
          <table:table-cell table:style-name="Table2.C3" office:value-type="float" office:value="1">
            <text:p text:style-name="P8">1</text:p>
          </table:table-cell>
          <table:table-cell table:style-name="Table2.A3" office:value-type="string">
            <text:p text:style-name="P8">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8">0 - 1</text:p>
          </table:table-cell>
          <table:table-cell table:style-name="Table2.C3" office:value-type="float" office:value="2">
            <text:p text:style-name="P8">2</text:p>
          </table:table-cell>
          <table:table-cell table:style-name="Table2.A3" office:value-type="string">
            <text:p text:style-name="P8">0x0003</text:p>
          </table:table-cell>
          <table:table-cell table:style-name="Table2.E3" office:value-type="string">
            <text:p text:style-name="Table_20_Contents">Message-specific extra information</text:p>
          </table:table-cell>
        </table:table-row>
      </table:table>
      <text:p text:style-name="P65">Note that these fields inform the intent of the message, but also the overall format of the rest of the message. <text:s/></text:p>
      <text:p text:style-name="P35"/>
      <text:h text:style-name="Heading_20_3" text:outline-level="3">Message Content </text:h>
      <text:p text:style-name="Standard">The message content consists of:</text:p>
      <text:list xml:id="list9177210408792978437" text:style-name="L3">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o a maximum of 72 bytes. <text:s/><text:span text:style-name="T22"><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884675092917162369" text:style-name="L4">
        <text:list-item>
          <text:p text:style-name="P73">Uninitialized</text:p>
        </text:list-item>
        <text:list-item>
          <text:p text:style-name="P7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38"><text:span text:style-name="T15">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6">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46">Dest ID</text:p>
          </table:table-cell>
          <table:table-cell table:style-name="Table3.A1" office:value-type="string">
            <text:p text:style-name="P46">Event ID</text:p>
          </table:table-cell>
          <table:table-cell table:style-name="Table3.A1" office:value-type="string">
            <text:p text:style-name="P46">CommonMTI</text:p>
          </table:table-cell>
          <table:table-cell table:style-name="Table3.G1" office:value-type="string">
            <text:p text:style-name="P46">Data Content</text:p>
          </table:table-cell>
        </table:table-row>
        <table:table-row>
          <table:table-cell table:style-name="Table3.A2" table:number-rows-spanned="2" office:value-type="string">
            <text:p text:style-name="P2">Initialization Complete</text:p>
          </table:table-cell>
          <table:table-cell table:style-name="Table3.A2" office:value-type="string">
            <text:p text:style-name="P15">Full Protocol Required</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0x0100</text:p>
          </table:table-cell>
          <table:table-cell table:style-name="Table3.G2" table:number-rows-spanned="2" office:value-type="string">
            <text:p text:style-name="P2">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2"><text:change text:change-id="ct140415763801488"/><text:change-start text:change-id="ct140415788404352"/>N<text:change-end text:change-id="ct140415788404352"/></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3">0x01<text:change text:change-id="ct140415794800512"/><text:change-start text:change-id="ct140415786016272"/>01<text:change-end text:change-id="ct140415786016272"/></text:p>
          </table:table-cell>
          <table:covered-table-cell/>
        </table:table-row>
      </table:table>
      <text:p text:style-name="Standard">This message has two MTIs, distinguished by the modifier field, to indicate whether the node requires delivery of all the messages in the full protocol, or <text:change text:change-id="ct140415820525680"/>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46">Dest ID</text:p>
          </table:table-cell>
          <table:table-cell table:style-name="Table4.A1" office:value-type="string">
            <text:p text:style-name="P46">Event ID</text:p>
          </table:table-cell>
          <table:table-cell table:style-name="Table4.A1" office:value-type="string">
            <text:p text:style-name="P46">CommonMTI</text:p>
          </table:table-cell>
          <table:table-cell table:style-name="Table4.G1" office:value-type="string">
            <text:p text:style-name="P46">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15">Addressed</text:p>
          </table:table-cell>
          <table:table-cell table:style-name="Table4.A2" office:value-type="string">
            <text:p text:style-name="P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49">0x0498</text:p>
          </table:table-cell>
          <table:table-cell table:style-name="Table4.G2" table:number-rows-spanned="2" office:value-type="string">
            <text:p text:style-name="P49"><text:span text:style-name="T26">Optional</text:span> Full Node ID </text:p>
          </table:table-cell>
        </table:table-row>
        <table:table-row table:style-name="Table4.3">
          <table:covered-table-cell/>
          <table:table-cell table:style-name="Table4.A2" office:value-type="string">
            <text:p text:style-name="P15">Global</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3">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46">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46">Dest ID</text:p>
          </table:table-cell>
          <table:table-cell table:style-name="Table5.A1" office:value-type="string">
            <text:p text:style-name="P46">Event ID</text:p>
          </table:table-cell>
          <table:table-cell table:style-name="Table5.A1" office:value-type="string">
            <text:p text:style-name="P46">CommonMTI</text:p>
          </table:table-cell>
          <table:table-cell table:style-name="Table5.G1" office:value-type="string">
            <text:p text:style-name="P46">Data Content</text:p>
          </table:table-cell>
        </table:table-row>
        <table:table-row>
          <table:table-cell table:style-name="Table5.A2" table:number-rows-spanned="2" office:value-type="string">
            <text:p text:style-name="P2">Verified Node ID Number</text:p>
          </table:table-cell>
          <table:table-cell table:style-name="Table5.A2" office:value-type="string">
            <text:p text:style-name="P15">Full Protocol Required</text:p>
          </table:table-cell>
          <table:table-cell table:style-name="Table5.C2" office:value-type="string">
            <text:p text:style-name="P2"><text:change text:change-id="ct140415820533616"/><text:change-start text:change-id="ct140415820785568"/>Y<text:change-end text:change-id="ct140415820785568"/></text:p>
          </table:table-cell>
          <table:table-cell table:style-name="Table5.C2" office:value-type="string">
            <text:p text:style-name="P2">N</text:p>
          </table:table-cell>
          <table:table-cell table:style-name="Table5.C2" office:value-type="string">
            <text:p text:style-name="P2">N</text:p>
          </table:table-cell>
          <table:table-cell table:style-name="Table5.A2" office:value-type="string">
            <text:p text:style-name="P2">0x01<text:change text:change-id="ct140415820076288"/><text:change-start text:change-id="ct140415820567856"/>70<text:change-end text:change-id="ct140415820567856"/></text:p>
          </table:table-cell>
          <table:table-cell table:style-name="Table5.G2" table:number-rows-spanned="2" office:value-type="string">
            <text:p text:style-name="P2"><text:s/>Source Node ID</text:p>
          </table:table-cell>
        </table:table-row>
        <table:table-row>
          <table:covered-table-cell/>
          <table:table-cell table:style-name="Table5.A2" office:value-type="string">
            <text:p text:style-name="P15">Simple Subset Sufficient</text:p>
          </table:table-cell>
          <table:table-cell table:style-name="Table5.A2" office:value-type="string">
            <text:p text:style-name="P2">Y</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3">0x017<text:change text:change-id="ct140415787211920"/><text:change-start text:change-id="ct140415775489280"/>1<text:change-end text:change-id="ct140415775489280"/></text:p>
          </table:table-cell>
          <table:covered-table-cell/>
        </table:table-row>
      </table:table>
      <text:p text:style-name="P4"><text:soft-page-break/>This message has two MTIs, distinguished by the modifier field, to indicate whether the node requires delivery of all the messages in the full protocol, or <text:change text:change-id="ct140415798379168"/>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9">Name</text:p>
          </table:table-cell>
          <table:table-cell table:style-name="Table6.A1" office:value-type="string">
            <text:p text:style-name="Table_20_Heading">Simple Protocol </text:p>
          </table:table-cell>
          <table:table-cell table:style-name="Table6.A1" office:value-type="string">
            <text:p text:style-name="P59">Dest ID</text:p>
          </table:table-cell>
          <table:table-cell table:style-name="Table6.A1" office:value-type="string">
            <text:p text:style-name="P59">Event ID</text:p>
          </table:table-cell>
          <table:table-cell table:style-name="Table6.A1" office:value-type="string">
            <text:p text:style-name="P59">CommonMTI</text:p>
          </table:table-cell>
          <table:table-cell table:style-name="Table6.F1" office:value-type="string">
            <text:p text:style-name="P59">Data Content</text:p>
          </table:table-cell>
        </table:table-row>
        <table:table-row table:style-name="Table6.1">
          <table:table-cell table:style-name="Table6.A2" office:value-type="string">
            <text:p text:style-name="P8">Optional Interaction Rejected</text:p>
          </table:table-cell>
          <table:table-cell table:style-name="Table6.A2" office:value-type="string">
            <text:p text:style-name="P8">N</text:p>
          </table:table-cell>
          <table:table-cell table:style-name="Table6.A2" office:value-type="string">
            <text:p text:style-name="P8">Y</text:p>
          </table:table-cell>
          <table:table-cell table:style-name="Table6.A2" office:value-type="string">
            <text:p text:style-name="P8">N</text:p>
          </table:table-cell>
          <table:table-cell table:style-name="Table6.A2" office:value-type="string">
            <text:p text:style-name="P8">0x0068</text:p>
          </table:table-cell>
          <table:table-cell table:style-name="Table6.F2" office:value-type="string">
            <text:p text:style-name="P8">Error codes, MTI, optional info</text:p>
          </table:table-cell>
        </table:table-row>
      </table:table>
      <text:p text:style-name="P13">The data contents are, in order:</text:p>
      <text:list xml:id="list887367427004062367" text:style-name="L5">
        <text:list-item>
          <text:p text:style-name="P74">Two bytes of error code. <text:s/></text:p>
        </text:list-item>
        <text:list-item>
          <text:p text:style-name="P75"><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2">Any extra bytes that the node wishes to include. There can be zero or more of these. These shall be described in the node documentation. <text:s/></text:p>
        </text:list-item>
      </text:list>
      <text:p text:style-name="P54">Nodes shall process this message even if not all of the contents are provided. <text:s/></text:p>
      <text:p text:style-name="P27"><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9">Name</text:p>
          </table:table-cell>
          <table:table-cell table:style-name="Table7.A1" office:value-type="string">
            <text:p text:style-name="P59">Simple <text:s/>Protocol</text:p>
          </table:table-cell>
          <table:table-cell table:style-name="Table7.A1" office:value-type="string">
            <text:p text:style-name="P59">Dest ID</text:p>
          </table:table-cell>
          <table:table-cell table:style-name="Table7.A1" office:value-type="string">
            <text:p text:style-name="P59">Event ID</text:p>
          </table:table-cell>
          <table:table-cell table:style-name="Table7.A1" office:value-type="string">
            <text:p text:style-name="P59">Common</text:p>
            <text:p text:style-name="P59">MTI</text:p>
          </table:table-cell>
          <table:table-cell table:style-name="Table7.F1" office:value-type="string">
            <text:p text:style-name="P59">Data Content</text:p>
          </table:table-cell>
        </table:table-row>
        <table:table-row>
          <table:table-cell table:style-name="Table7.A2" office:value-type="string">
            <text:p text:style-name="P8">Terminate Due to Error</text:p>
          </table:table-cell>
          <table:table-cell table:style-name="Table7.A2" office:value-type="string">
            <text:p text:style-name="P8">N</text:p>
          </table:table-cell>
          <table:table-cell table:style-name="Table7.A2" office:value-type="string">
            <text:p text:style-name="P8">Y</text:p>
          </table:table-cell>
          <table:table-cell table:style-name="Table7.A2" office:value-type="string">
            <text:p text:style-name="P8">N</text:p>
          </table:table-cell>
          <table:table-cell table:style-name="Table7.A2" office:value-type="string">
            <text:p text:style-name="P8">0x00A8</text:p>
          </table:table-cell>
          <table:table-cell table:style-name="Table7.F2" office:value-type="string">
            <text:p text:style-name="P8">Error code, MTI, optional info</text:p>
          </table:table-cell>
        </table:table-row>
      </table:table>
      <text:p text:style-name="P22">The contents are, in order:</text:p>
      <text:list xml:id="list1297453633" text:continue-numbering="true" text:style-name="L5">
        <text:list-item>
          <text:p text:style-name="P74">Two bytes of error code.</text:p>
        </text:list-item>
        <text:list-item>
          <text:p text:style-name="P75"><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4">the</text:span> stream/datagram bit can be inferred).</text:p></text:note-body></text:note></text:span><text:span text:style-name="T1">, that content is returned with the rest of the MTI bits set to zero.</text:span></text:p>
        </text:list-item>
        <text:list-item>
          <text:p text:style-name="P74">Any extra bytes that the node wishes to include. There can be zero or more of these. These shall be described in the node documentation.</text:p>
        </text:list-item>
      </text:list>
      <text:p text:style-name="P22">Nodes shall process this message even if not all of the contents are provided.</text:p>
      <text:p text:style-name="P5"><text:span text:style-name="T1">For error codes see section </text:span><text:change text:change-id="ct140415767693408"/><text:change-start text:change-id="ct140415805144480"/><text:a xlink:type="simple" xlink:href="#3.5.5.Error codes|outline" text:style-name="Internet_20_link" text:visited-style-name="Visited_20_Internet_20_Link"><text:span text:style-name="T31">#Error Codes</text:span></text:a><text:change-end text:change-id="ct140415805144480"/><text:span text:style-name="T12"> </text:span><text:span text:style-name="T13">and section </text:span><text:a xlink:type="simple" xlink:href="#3.4.3.Error Handling|outline" text:style-name="Internet_20_link" text:visited-style-name="Visited_20_Internet_20_Link">#3.4.3.Error Handling</text:a><text:span text:style-name="T1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9">Name</text:p>
          </table:table-cell>
          <table:table-cell table:style-name="Table9.A1" office:value-type="string">
            <text:p text:style-name="Table_20_Heading">Simple Protocol </text:p>
          </table:table-cell>
          <table:table-cell table:style-name="Table9.A1" office:value-type="string">
            <text:p text:style-name="P59">Dest ID</text:p>
          </table:table-cell>
          <table:table-cell table:style-name="Table9.A1" office:value-type="string">
            <text:p text:style-name="P59">Event ID</text:p>
          </table:table-cell>
          <table:table-cell table:style-name="Table9.A1" office:value-type="string">
            <text:p text:style-name="P59">Common</text:p>
            <text:p text:style-name="P59">MTI</text:p>
          </table:table-cell>
          <table:table-cell table:style-name="Table9.F1" office:value-type="string">
            <text:p text:style-name="P59">Data Content</text:p>
          </table:table-cell>
        </table:table-row>
        <table:table-row>
          <table:table-cell table:style-name="Table9.A2" office:value-type="string">
            <text:p text:style-name="P8">Protocol Support Inquiry</text:p>
          </table:table-cell>
          <table:table-cell table:style-name="Table9.A2" office:value-type="string">
            <text:p text:style-name="P8">-</text:p>
          </table:table-cell>
          <table:table-cell table:style-name="Table9.A2" office:value-type="string">
            <text:p text:style-name="P8">Y</text:p>
          </table:table-cell>
          <table:table-cell table:style-name="Table9.A2" office:value-type="string">
            <text:p text:style-name="P8">N</text:p>
          </table:table-cell>
          <table:table-cell table:style-name="Table9.A2" office:value-type="string">
            <text:p text:style-name="P8">0x0828</text:p>
          </table:table-cell>
          <table:table-cell table:style-name="Table9.F2" office:value-type="string">
            <text:p text:style-name="P8">(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6">Name</text:p>
          </table:table-cell>
          <table:table-cell table:style-name="Table12.A1" office:value-type="string">
            <text:p text:style-name="Table_20_Heading">Simple Protocol </text:p>
          </table:table-cell>
          <table:table-cell table:style-name="Table12.A1" office:value-type="string">
            <text:p text:style-name="P46">Dest ID</text:p>
          </table:table-cell>
          <table:table-cell table:style-name="Table12.A1" office:value-type="string">
            <text:p text:style-name="P46">Event ID</text:p>
          </table:table-cell>
          <table:table-cell table:style-name="Table12.A1" office:value-type="string">
            <text:p text:style-name="P46">CommonMTI</text:p>
          </table:table-cell>
          <table:table-cell table:style-name="Table12.F1" office:value-type="string">
            <text:p text:style-name="P46">Data Content</text:p>
          </table:table-cell>
        </table:table-row>
        <table:table-row>
          <table:table-cell table:style-name="Table12.A2" office:value-type="string">
            <text:p text:style-name="P2">Protocol Support Reply</text:p>
          </table:table-cell>
          <table:table-cell table:style-name="Table12.A2" office:value-type="string">
            <text:p text:style-name="P2">N</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3">0x0668</text:p>
          </table:table-cell>
          <table:table-cell table:style-name="Table12.F2" office:value-type="string">
            <text:p text:style-name="P4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53">Protocol</text:p>
            </table:table-cell>
            <table:table-cell table:style-name="Table13.B1" office:value-type="string">
              <text:p text:style-name="P52"><text:s text:c="3"/>Protocol Flags</text:p>
            </table:table-cell>
          </table:table-row>
        </table:table-header-rows>
        <table:table-row table:style-name="Table13.1">
          <table:table-cell table:style-name="Table13.A2" office:value-type="string">
            <text:p text:style-name="P15">Simple Protocol subset</text:p>
          </table:table-cell>
          <table:table-cell table:style-name="Table13.B2" office:value-type="string">
            <text:p text:style-name="P3">0x80 00 00</text:p>
          </table:table-cell>
        </table:table-row>
        <table:table-row table:style-name="Table13.1">
          <table:table-cell table:style-name="Table13.A3" office:value-type="string">
            <text:p text:style-name="P15">Datagram Protocol</text:p>
          </table:table-cell>
          <table:table-cell table:style-name="Table13.B2" office:value-type="string">
            <text:p text:style-name="P3">0x40 00 00</text:p>
          </table:table-cell>
        </table:table-row>
        <table:table-row table:style-name="Table13.1">
          <table:table-cell table:style-name="Table13.A3" office:value-type="string">
            <text:p text:style-name="P15">Stream Protocol</text:p>
          </table:table-cell>
          <table:table-cell table:style-name="Table13.B2" office:value-type="string">
            <text:p text:style-name="P3">0x20 00 00</text:p>
          </table:table-cell>
        </table:table-row>
        <table:table-row table:style-name="Table13.1">
          <table:table-cell table:style-name="Table13.A3" office:value-type="string">
            <text:p text:style-name="P15">Memory Configuration Protocol</text:p>
          </table:table-cell>
          <table:table-cell table:style-name="Table13.B2" office:value-type="string">
            <text:p text:style-name="P3">0x10 00 00</text:p>
          </table:table-cell>
        </table:table-row>
        <table:table-row table:style-name="Table13.1">
          <table:table-cell table:style-name="Table13.A3" office:value-type="string">
            <text:p text:style-name="P15">Reservation Protocol</text:p>
          </table:table-cell>
          <table:table-cell table:style-name="Table13.B2" office:value-type="string">
            <text:p text:style-name="P3">0x08 00 00</text:p>
          </table:table-cell>
        </table:table-row>
        <table:table-row table:style-name="Table13.1">
          <table:table-cell table:style-name="Table13.A3" office:value-type="string">
            <text:p text:style-name="P15">Event Exchange (Producer/Consumer) Protocol</text:p>
          </table:table-cell>
          <table:table-cell table:style-name="Table13.B2" office:value-type="string">
            <text:p text:style-name="P3">0x04 00 00</text:p>
          </table:table-cell>
        </table:table-row>
        <table:table-row table:style-name="Table13.1">
          <table:table-cell table:style-name="Table13.A3" office:value-type="string">
            <text:p text:style-name="P15">Identification Protocol</text:p>
          </table:table-cell>
          <table:table-cell table:style-name="Table13.B2" office:value-type="string">
            <text:p text:style-name="P3">0x02 00 00</text:p>
          </table:table-cell>
        </table:table-row>
        <table:table-row table:style-name="Table13.1">
          <table:table-cell table:style-name="Table13.A3" office:value-type="string">
            <text:p text:style-name="P15">Teaching/Learning Configuration Protocol</text:p>
          </table:table-cell>
          <table:table-cell table:style-name="Table13.B2" office:value-type="string">
            <text:p text:style-name="P3">0x01 00 00</text:p>
          </table:table-cell>
        </table:table-row>
        <table:table-row table:style-name="Table13.1">
          <table:table-cell table:style-name="Table13.A3" office:value-type="string">
            <text:p text:style-name="P15">Remote Button Protocol</text:p>
          </table:table-cell>
          <table:table-cell table:style-name="Table13.B2" office:value-type="string">
            <text:p text:style-name="P3">0x00 80 00</text:p>
          </table:table-cell>
        </table:table-row>
        <table:table-row table:style-name="Table13.1">
          <table:table-cell table:style-name="Table13.A3" office:value-type="string">
            <text:p text:style-name="P15">Abbreviated Default CDI Protocol</text:p>
          </table:table-cell>
          <table:table-cell table:style-name="Table13.B2" office:value-type="string">
            <text:p text:style-name="P3">0x00 40 00</text:p>
          </table:table-cell>
        </table:table-row>
        <table:table-row table:style-name="Table13.1">
          <table:table-cell table:style-name="Table13.A3" office:value-type="string">
            <text:p text:style-name="P15">Display Protocol</text:p>
          </table:table-cell>
          <table:table-cell table:style-name="Table13.B2" office:value-type="string">
            <text:p text:style-name="P3">0x00 20 00</text:p>
          </table:table-cell>
        </table:table-row>
        <table:table-row table:style-name="Table13.1">
          <table:table-cell table:style-name="Table13.A3" office:value-type="string">
            <text:p text:style-name="P15">Simple Node Information Protocol</text:p>
          </table:table-cell>
          <table:table-cell table:style-name="Table13.B2" office:value-type="string">
            <text:p text:style-name="P3">0x00 10 00</text:p>
          </table:table-cell>
        </table:table-row>
        <table:table-row table:style-name="Table13.1">
          <table:table-cell table:style-name="Table13.A3" office:value-type="string">
            <text:p text:style-name="P15">Configuration Description Information (CDI)</text:p>
          </table:table-cell>
          <table:table-cell table:style-name="Table13.B2" office:value-type="string">
            <text:p text:style-name="P3">0x00 08 00</text:p>
          </table:table-cell>
        </table:table-row>
        <table:table-row table:style-name="Table13.1">
          <table:table-cell table:style-name="Table13.A3" office:value-type="string">
            <text:p text:style-name="P15">Traction Control Protocol (Train Protocol)</text:p>
          </table:table-cell>
          <table:table-cell table:style-name="Table13.B2" office:value-type="string">
            <text:p text:style-name="P3">0x00 04 00</text:p>
          </table:table-cell>
        </table:table-row>
        <table:table-row table:style-name="Table13.1">
          <table:table-cell table:style-name="Table13.A3" office:value-type="string">
            <text:p text:style-name="P15">Function Description Information (FDI)</text:p>
          </table:table-cell>
          <table:table-cell table:style-name="Table13.B2" office:value-type="string">
            <text:p text:style-name="P3">0x00 02 00</text:p>
          </table:table-cell>
        </table:table-row>
        <table:table-row table:style-name="Table13.1">
          <table:table-cell table:style-name="Table13.A3" office:value-type="string">
            <text:p text:style-name="P15">DCC Command Station Protocol</text:p>
          </table:table-cell>
          <table:table-cell table:style-name="Table13.B2" office:value-type="string">
            <text:p text:style-name="P3">0x00 01 00</text:p>
          </table:table-cell>
        </table:table-row>
        <table:table-row table:style-name="Table13.1">
          <table:table-cell table:style-name="Table13.A3" office:value-type="string">
            <text:p text:style-name="P15">Simple Train Node Information Protocol</text:p>
          </table:table-cell>
          <table:table-cell table:style-name="Table13.B2" office:value-type="string">
            <text:p text:style-name="P2">0x00 00 80</text:p>
          </table:table-cell>
        </table:table-row>
        <table:table-row table:style-name="Table13.1">
          <table:table-cell table:style-name="Table13.A3" office:value-type="string">
            <text:p text:style-name="P15">Reserved for future protocol bits. Shall be sent as 0 and ignored upon receipt.</text:p>
            <text:p text:style-name="P15">Trailing 0-bytes do not need to be sent. <text:s text:c="2"/></text:p>
          </table:table-cell>
          <table:table-cell table:style-name="Table13.B2" office:value-type="string">
            <text:p text:style-name="P2">All others</text:p>
          </table:table-cell>
        </table:table-row>
      </table:table>
      <text:p text:style-name="P28"><text:s/></text:p>
      <text:h text:style-name="Heading_20_2" text:outline-level="2">Interactions</text:h>
      <text:p text:style-name="Standard"><text:span text:style-name="T2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3">Nodes shall not emit any other OpenLCB message before the “Initialization Complete” message.</text:span><text:span text:style-name="T22">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4">Upon receipt of a global (unaddressed) Verify Node ID message that <text:span text:style-name="T26">does not contain</text:span> an (optional) NodeID, a node shall reply with an unaddressed Verified Node ID message. </text:p>
      <text:p text:style-name="P24"><text:soft-page-break/>Upon receipt of a global (unaddressed) Verify Node ID message that <text:span text:style-name="T26">contains</text:span> an (optional) NodeID, a node will reply with an unaddressed Verified Node ID message, <text:span text:style-name="T26">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92" text:outline-level="3">Protocol Support Inquiry and Response</text:h>
      <text:p text:style-name="P64">On receipt of a Protocol Support Inquiry message, a node will reply with a Protocol Support <text:s/>Response with bit values corresponding to <text:span text:style-name="T1">the</text:span> protocols that the node implements. <text:s/></text:p>
      <text:p text:style-name="P6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92"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4"/>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31">Error Codes</text:p>
          </table:table-cell>
          <table:covered-table-cell/>
          <table:covered-table-cell/>
        </table:table-row>
        <table:table-row>
          <table:table-cell table:style-name="Table10.A2" office:value-type="string">
            <text:p text:style-name="P31">Bits</text:p>
          </table:table-cell>
          <table:table-cell table:style-name="Table10.A2" office:value-type="string">
            <text:p text:style-name="Table_20_Heading">Value</text:p>
          </table:table-cell>
          <table:table-cell table:style-name="Table10.C2" office:value-type="string">
            <text:p text:style-name="P6">Description</text:p>
          </table:table-cell>
        </table:table-row>
        <table:table-row>
          <table:table-cell table:style-name="Table10.C2" table:number-columns-spanned="3" office:value-type="string">
            <text:p text:style-name="P6">Error <text:change text:change-id="ct140415780036720"/><text:change-start text:change-id="ct140415791439120"/>Type<text:change-end text:change-id="ct140415791439120"/>. <text:s/>Exactly <text:change-start text:change-id="ct140415786159024"/>zero or <text:change-end text:change-id="ct140415786159024"/>one of the following bits <text:change text:change-id="ct140415785929792"/><text:change-start text:change-id="ct140415790928144"/>shall<text:change-end text:change-id="ct140415790928144"/> be set:</text:p>
          </table:table-cell>
          <table:covered-table-cell/>
          <table:covered-table-cell/>
        </table:table-row>
        <table:table-row>
          <table:table-cell table:style-name="Table10.A2" table:number-rows-spanned="4" office:value-type="string">
            <text:p text:style-name="P8">12-15</text:p>
          </table:table-cell>
          <table:table-cell table:style-name="Table10.A2" office:value-type="string">
            <text:p text:style-name="P8">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8">0x4000</text:p>
          </table:table-cell>
          <table:table-cell table:style-name="Table10.C2" office:value-type="string">
            <text:p text:style-name="Table_20_Contents">Reserved. Send as 0, treat it as unspecified Permanent error<text:change-start text:change-id="ct140415764696432"/> when received<text:change-end text:change-id="ct140415764696432"/>.</text:p>
          </table:table-cell>
        </table:table-row>
        <table:table-row>
          <table:covered-table-cell/>
          <table:table-cell table:style-name="Table10.A2" office:value-type="string">
            <text:p text:style-name="P8">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8">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6">Specific Error Enumeration<text:change text:change-id="ct140415805879344"/><text:change text:change-id="ct140415765137088"/><text:change-start text:change-id="ct140415764487168"/>:<text:change-end text:change-id="ct140415764487168"/></text:p>
          </table:table-cell>
          <table:covered-table-cell/>
          <table:covered-table-cell/>
        </table:table-row>
        <table:table-row>
          <table:table-cell table:style-name="Table10.A2" office:value-type="string">
            <text:p text:style-name="P8">8-11</text:p>
          </table:table-cell>
          <table:table-cell table:style-name="Table10.C2" table:number-columns-spanned="2" office:value-type="string">
            <text:p text:style-name="P7"><text:change text:change-id="ct140415764592640"/><text:change text:change-id="ct140415764556592"/><text:change text:change-id="ct140415795764528"/><text:change-start text:change-id="ct140415790978432"/>Reserved for <text:change-end text:change-id="ct140415790978432"/><text:change text:change-id="ct140415767250704"/><text:change text:change-id="ct140415764831568"/><text:change-start text:change-id="ct140415776890496"/>future use. <text:s/><text:change-end text:change-id="ct140415776890496"/></text:p>
          </table:table-cell>
          <table:covered-table-cell/>
        </table:table-row>
        <table:table-row>
          <table:table-cell table:style-name="Table10.C2" table:number-columns-spanned="3" office:value-type="string">
            <text:p text:style-name="P6">General <text:change-start text:change-id="ct140415780665856"/>E<text:change-end text:change-id="ct140415780665856"/><text:change text:change-id="ct140415780403280"/>rror <text:change-start text:change-id="ct140415780673072"/>F<text:change-end text:change-id="ct140415780673072"/><text:change text:change-id="ct140415780673264"/>lags: <text:s/></text:p>
          </table:table-cell>
          <table:covered-table-cell/>
          <table:covered-table-cell/>
        </table:table-row>
        <table:table-row>
          <table:table-cell table:style-name="Table10.A2" table:number-rows-spanned="9" office:value-type="string">
            <text:p text:style-name="P8">4-7</text:p>
          </table:table-cell>
          <table:table-cell table:style-name="Table10.C2" table:number-columns-spanned="2" office:value-type="string">
            <text:p text:style-name="P6">For Permanent error, the following flags are defined<text:change-start text:change-id="ct140415767528832"/>, and may be used<text:change-end text:change-id="ct140415767528832"/>:</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text:change-start text:change-id="ct140415764889616"/>0x1040<text:change-end text:change-id="ct140415764889616"/></text:p>
          </table:table-cell>
          <table:table-cell table:style-name="Table10.C2" office:value-type="string">
            <text:p text:style-name="Table_20_Contents"><text:change-start text:change-id="ct140415820742944"/>Unimplemented. The functionality that the message tried to invoke is not implemented in the destination node. <text:s/>Also, w<text:change-end text:change-id="ct140415820742944"/><text:change-start text:change-id="ct140415780183984"/>hile the transport protocol is supported, the specific data content is not recognized or not supported. <text:s/><text:change-end text:change-id="ct140415780183984"/></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6">For Temporary error (resend OK), the following flags are defined<text:change-start text:change-id="ct140415767940352"/>, and may be used<text:change-end text:change-id="ct140415767940352"/>:</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ext:change text:change-id="ct140415765052512"/><text:change-start text:change-id="ct140415764754000"/>Transfer<text:change-end text:change-id="ct140415764754000"/> error.<text:change-start text:change-id="ct140415785752176"/> <text:s/>The <text:change-end text:change-id="ct140415785752176"/><text:change text:change-id="ct140415786237104"/><text:change-start text:change-id="ct140415786237296"/>message or <text:change-end text:change-id="ct140415786237296"/><text:change-start text:change-id="ct140415785841024"/>received <text:change-end text:change-id="ct140415785841024"/><text:change-start text:change-id="ct140415785841216"/>message was ill-formed, failed <text:change-end text:change-id="ct140415785841216"/><text:change-start text:change-id="ct140415785942144"/>checksum<text:change-end text:change-id="ct140415785942144"/><text:change text:change-id="ct140415785942800"/><text:change-start text:change-id="ct140415785942992"/>, <text:change-end text:change-id="ct140415785942992"/><text:change text:change-id="ct140415785930688"/><text:change-start text:change-id="ct140415785930880"/>or<text:change-end text:change-id="ct140415785930880"/><text:change-start text:change-id="ct140415791462464"/> is <text:change-end text:change-id="ct140415791462464"/><text:change text:change-id="ct140415791482880"/><text:change text:change-id="ct140415791442976"/><text:change text:change-id="ct140415791442784"/><text:change-start text:change-id="ct140415791483072"/>otherwise <text:change-end text:change-id="ct140415791483072"/><text:change-start text:change-id="ct140415780395088"/>uninterpretable<text:change-end text:change-id="ct140415780395088"/><text:change-start text:change-id="ct140415785844560"/>. <text:s/><text:change-end text:change-id="ct140415785844560"/><text:change-start text:change-id="ct140415785844752"/>On CAN, this is handled by the hardware.<text:change-end text:change-id="ct140415785844752"/><text:change text:change-id="ct140415806079264"/></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text:change-start text:change-id="ct140415806085840"/> or destination node busy.<text:change-end text:change-id="ct140415806085840"/><text:change text:change-id="ct140415806084448"/> </text:p>
          </table:table-cell>
        </table:table-row>
        <table:table-row table:style-name="Table10.20">
          <table:table-cell table:style-name="Table10.C2" table:number-columns-spanned="3" office:value-type="string">
            <text:p text:style-name="P6">Additional flags:</text:p>
          </table:table-cell>
          <table:covered-table-cell/>
          <table:covered-table-cell/>
        </table:table-row>
        <table:table-row>
          <table:table-cell table:style-name="Table10.A2" office:value-type="string">
            <text:p text:style-name="P8"><text:change text:change-id="ct140415780714768"/><text:change-start text:change-id="ct140415805995088"/>0-3<text:change-end text:change-id="ct140415805995088"/></text:p>
          </table:table-cell>
          <table:table-cell table:style-name="Table10.C2" table:number-columns-spanned="2" office:value-type="string">
            <text:p text:style-name="P7"><text:change text:change-id="ct140415798769648"/><text:change-start text:change-id="ct140415798400144"/>Reserved for use of specific protocols for error reporting. <text:s/>Interpretation of these bits will be defined in <text:span text:style-name="T1">the</text:span> specific protocol documentation. <text:s/>A value of zero in this field means no further information is available. <text:s/><text:change-end text:change-id="ct140415798400144"/></text:p>
          </table:table-cell>
          <table:covered-table-cell/>
        </table:table-row>
      </table:table>
      <text:p text:style-name="P9"><text:change-start text:change-id="ct140415819961040"/></text:p>
      <text:p text:style-name="P9"><text:change-end text:change-id="ct140415819961040"/><text:change text:change-id="ct140415793477392"/><text:change-start text:change-id="ct140415776276672"/>NB: <text:change-end text:change-id="ct140415776276672"/><text:change-start text:change-id="ct140415809068832"/>Nodes may <text:change-end text:change-id="ct140415809068832"/><text:change-start text:change-id="ct140415808411968"/>return 0x0000 as an error-code. <text:s/><text:change-end text:change-id="ct140415808411968"/></text:p>
      <text:h text:style-name="Heading_20_2" text:outline-level="2"><text:soft-page-break/>Routing</text:h>
      <text:p text:style-name="P37">All messages may be, but don't have to be, presented to every node for processing. <text:s/></text:p>
      <text:p text:style-name="P37">Addressed messages shall to be routed to the addressed node. The node transmitting an addressed message addressed to itself shall take part in any interactions required by the message. <text:s/></text:p>
      <text:p text:style-name="P37">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 <text:s/></text:p>
      <text:h text:style-name="Heading_20_3" text:outline-level="3">Messages Transmitted</text:h>
      <text:p text:style-name="Standard">Simple nodes may transmit any message, which shall be propagate <text:change-start text:change-id="ct140415767738960"/>normally.<text:change-end text:change-id="ct140415767738960"/><text:change text:change-id="ct140415764837568"/><text:change-start text:change-id="ct140415789580048"/> <text:s/><text:change-end text:change-id="ct140415789580048"/><text:s/></text:p>
      <text:h text:style-name="Heading_20_3" text:outline-level="3">Messages Received</text:h>
      <text:p text:style-name="Standard">Simple nodes shall receive any message specifically addressed to them, plus the following unaddressed global messages:</text:p>
      <text:list xml:id="list7785064002799391297" text:style-name="L6">
        <text:list-item>
          <text:p text:style-name="P76">Verify Node ID <text:change text:change-id="ct140415766906512"/><text:change-start text:change-id="ct140415766638320"/>; <text:change-end text:change-id="ct140415766638320"/></text:p>
        </text:list-item>
        <text:list-item>
          <text:p text:style-name="P76">Verified Node ID<text:change text:change-id="ct140415766804912"/><text:change-start text:change-id="ct140415775452576"/>;<text:change-end text:change-id="ct140415775452576"/></text:p>
        </text:list-item>
        <text:list-item>
          <text:p text:style-name="P76">Protocol Support Inquiry<text:change text:change-id="ct140415787750144"/><text:change-start text:change-id="ct140415769914768"/>;<text:change-end text:change-id="ct140415769914768"/></text:p>
        </text:list-item>
        <text:list-item>
          <text:p text:style-name="P76">Identify Consumers<text:change-start text:change-id="ct140415773745264"/>;</text:p>
        </text:list-item>
        <text:list-item>
          <text:p text:style-name="P76"><text:change-end text:change-id="ct140415773745264"/><text:change text:change-id="ct140415819809664"/>Identify Producers<text:change-start text:change-id="ct140415766580064"/>; </text:p>
        </text:list-item>
        <text:list-item>
          <text:p text:style-name="P76"><text:change-end text:change-id="ct140415766580064"/><text:change text:change-id="ct140415764841200"/>Identify Events<text:change text:change-id="ct140415804093984"/><text:change-start text:change-id="ct140415804422752"/>; <text:change-end text:change-id="ct140415804422752"/></text:p>
        </text:list-item>
        <text:list-item>
          <text:p text:style-name="P76">Learn Event<text:change text:change-id="ct140415764895424"/><text:change-start text:change-id="ct140415791223824"/>; <text:change-end text:change-id="ct140415791223824"/></text:p>
        </text:list-item>
        <text:list-item>
          <text:p text:style-name="P76">P/C Event Report<text:change text:change-id="ct140415791094304"/><text:change-start text:change-id="ct140415786246848"/>; <text:change-end text:change-id="ct140415786246848"/></text:p>
        </text:list-item>
      </text:list>
      <text:p text:style-name="Standard">In the future, additional MTIs will be defined. If simple nodes need to received them, the MTI will indicate that via the Simple bit<text:change text:change-id="ct140415792727792"/><text:change-start text:change-id="ct140415790150336"/> <text:span text:style-name="T1">–</text:span> <text:change-end text:change-id="ct140415790150336"/>see previous section.</text:p>
      <text:h text:style-name="P92" text:outline-level="3"><text:soft-page-break/>Messages Not Received</text:h>
      <text:p text:style-name="Standard">Messages <text:span text:style-name="T26">not</text:span> listed in the section above do <text:span text:style-name="T26">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39">No Standard content, see TN for discussion. <text:s text:c="2"/></text:p>
      <text:h text:style-name="P97" text:outline-level="1">CAN Adaptations<office:annotation><dc:creator>Bob Jacobsen</dc:creator><dc:date>2014-07-12T16:55:35</dc:date><text:p text:style-name="P109"><text:span text:style-name="T32">Decision: Make these entries primary, and the table as a reference. <text:s/></text:span></text:p><text:p text:style-name="P109"><text:span text:style-name="T32"/></text:p><text:p text:style-name="P109"><text:span text:style-name="T32"/></text:p><text:p text:style-name="P109"><text:span text:style-name="T32">Need a decision on how to handle the </text:span><text:span text:style-name="T34">documentation</text:span><text:span text:style-name="T35"> of these.</text:span></text:p><text:p text:style-name="P109"><text:span text:style-name="T35"/></text:p><text:p text:style-name="P109"><text:span text:style-name="T35">Is one huge document with massive duplication the way to go? <text:s/>Seems worst of both worlds to me. </text:span></text:p><text:p text:style-name="P109"><text:span text:style-name="T35"/></text:p><text:p text:style-name="P109"><text:span text:style-name="T35">If it's going to be one document, let's get rid of the duplication. </text:span></text:p><text:p text:style-name="P109"><text:span text:style-name="T35"/></text:p><text:p text:style-name="P109"><text:span text:style-name="T35">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798280670773917289" text:style-name="L7">
        <text:list-item>
          <text:p text:style-name="P77">The Common-MTI is shortened to 12 bits, and <text:span text:style-name="T1">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7">Common Message</text:p>
          </table:table-cell>
          <table:table-cell table:style-name="Table8.B1" office:value-type="string">
            <text:p text:style-name="P57">CAN Mapping</text:p>
          </table:table-cell>
          <table:table-cell table:style-name="Table8.C1" office:value-type="string">
            <text:p text:style-name="P57">Comment</text:p>
          </table:table-cell>
        </table:table-row>
        <table:table-row>
          <table:table-cell table:style-name="Table8.A2" office:value-type="string">
            <text:p text:style-name="P56">Most messages</text:p>
          </table:table-cell>
          <table:table-cell table:style-name="Table8.A2" office:value-type="string">
            <text:p text:style-name="P56">Usually single frame</text:p>
          </table:table-cell>
          <table:table-cell table:style-name="Table8.C2" office:value-type="string">
            <text:p text:style-name="P56">Multiple frames are used for longer messages. <text:s/></text:p>
          </table:table-cell>
        </table:table-row>
        <table:table-row>
          <table:table-cell table:style-name="Table8.A2" office:value-type="string">
            <text:p text:style-name="P56">Datagram</text:p>
          </table:table-cell>
          <table:table-cell table:style-name="Table8.A2" office:value-type="string">
            <text:p text:style-name="P56">First-, Middle-,<text:span text:style-name="T1">…</text:span>, Last- frames</text:p>
          </table:table-cell>
          <table:table-cell table:style-name="Table8.C2" office:value-type="string">
            <text:p text:style-name="P56">Small Datagrams may be carried by a single Only-frames. <text:s/></text:p>
          </table:table-cell>
        </table:table-row>
        <table:table-row>
          <table:table-cell table:style-name="Table8.A2" office:value-type="string">
            <text:p text:style-name="P56">Stream</text:p>
          </table:table-cell>
          <table:table-cell table:style-name="Table8.A2" office:value-type="string">
            <text:p text:style-name="P56">Stream-Data-frames</text:p>
          </table:table-cell>
          <table:table-cell table:style-name="Table8.C2" office:value-type="string">
            <text:p text:style-name="P56">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2" text:outline-level="3">References and Context</text:h>
      <text:p text:style-name="Standard">This specification is in the context of the following OpenLCB-CAN Specifications:</text:p>
      <text:list xml:id="list2066103138" text:continue-list="list294005205" text:style-name="L2">
        <text:list-item>
          <text:p text:style-name="P68">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51">Field</text:p>
          </table:table-cell>
          <table:covered-table-cell/>
          <table:table-cell table:style-name="Table22.C2" table:number-columns-spanned="2" office:value-type="string">
            <text:p text:style-name="P51">CAN prefix</text:p>
          </table:table-cell>
          <table:covered-table-cell/>
          <table:table-cell table:style-name="Table22.C2" table:number-columns-spanned="2" office:value-type="string">
            <text:p text:style-name="P51">Frame Type</text:p>
          </table:table-cell>
          <table:covered-table-cell/>
          <table:table-cell table:style-name="Table22.C2" table:number-columns-spanned="5" office:value-type="string">
            <text:p text:style-name="P51">Variable Field</text:p>
          </table:table-cell>
          <table:covered-table-cell/>
          <table:covered-table-cell/>
          <table:covered-table-cell/>
          <table:covered-table-cell/>
          <table:table-cell table:style-name="Table22.L2" table:number-columns-spanned="2" office:value-type="string">
            <text:p text:style-name="P51">Source ID</text:p>
          </table:table-cell>
          <table:covered-table-cell/>
        </table:table-row>
        <table:table-row>
          <table:table-cell table:style-name="Table22.A2" table:number-columns-spanned="2" office:value-type="string">
            <text:p text:style-name="P51">Size &amp; location </text:p>
          </table:table-cell>
          <table:covered-table-cell/>
          <table:table-cell table:style-name="Table22.C2" table:number-columns-spanned="2" office:value-type="string">
            <text:p text:style-name="P8">2 bits</text:p>
            <text:p text:style-name="P8">0x1800,0000</text:p>
          </table:table-cell>
          <table:covered-table-cell/>
          <table:table-cell table:style-name="Table22.C2" table:number-columns-spanned="2" office:value-type="string">
            <text:p text:style-name="P8">3 bits</text:p>
            <text:p text:style-name="P8">0x0700,0000</text:p>
          </table:table-cell>
          <table:covered-table-cell/>
          <table:table-cell table:style-name="Table22.C2" table:number-columns-spanned="5" office:value-type="string">
            <text:p text:style-name="P8">12 bits</text:p>
            <text:p text:style-name="P8">0x00FF,F000</text:p>
          </table:table-cell>
          <table:covered-table-cell/>
          <table:covered-table-cell/>
          <table:covered-table-cell/>
          <table:covered-table-cell/>
          <table:table-cell table:style-name="Table22.L2" table:number-columns-spanned="2" office:value-type="string">
            <text:p text:style-name="P8">12 bits</text:p>
            <text:p text:style-name="P8">0x0000,0FFF</text:p>
          </table:table-cell>
          <table:covered-table-cell/>
        </table:table-row>
        <table:table-row>
          <table:table-cell table:style-name="Table22.A4" table:number-columns-spanned="2" office:value-type="string">
            <text:p text:style-name="P51">Value(s)</text:p>
          </table:table-cell>
          <table:covered-table-cell/>
          <table:table-cell table:style-name="Table22.C4" table:number-columns-spanned="2" office:value-type="float" office:value="3">
            <text:p text:style-name="P8">3</text:p>
          </table:table-cell>
          <table:covered-table-cell/>
          <table:table-cell table:style-name="Table22.E4" table:number-columns-spanned="2" office:value-type="string">
            <text:p text:style-name="P8">1,2,3,4,5,or 7</text:p>
          </table:table-cell>
          <table:covered-table-cell/>
          <table:table-cell table:style-name="Table22.E4" table:number-columns-spanned="5" office:value-type="string">
            <text:p text:style-name="P8">CAN-MTI or Destination Node Alias</text:p>
          </table:table-cell>
          <table:covered-table-cell/>
          <table:covered-table-cell/>
          <table:covered-table-cell/>
          <table:covered-table-cell/>
          <table:table-cell table:style-name="Table22.L4" table:number-columns-spanned="2" office:value-type="string">
            <text:p text:style-name="P8">Source Node Alias</text:p>
          </table:table-cell>
          <table:covered-table-cell/>
        </table:table-row>
        <table:table-row>
          <table:table-cell table:style-name="Table22.A1" table:number-columns-spanned="13" office:value-type="string">
            <text:p text:style-name="P5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51">Byte#</text:p>
          </table:table-cell>
          <table:table-cell table:style-name="Table22.C2" table:number-columns-spanned="2" office:value-type="string">
            <text:p text:style-name="P51">0</text:p>
          </table:table-cell>
          <table:covered-table-cell/>
          <table:table-cell table:style-name="Table22.C2" table:number-columns-spanned="2" office:value-type="string">
            <text:p text:style-name="P51">1</text:p>
          </table:table-cell>
          <table:covered-table-cell/>
          <table:table-cell table:style-name="Table22.C2" table:number-columns-spanned="2" office:value-type="string">
            <text:p text:style-name="P51">2</text:p>
          </table:table-cell>
          <table:covered-table-cell/>
          <table:table-cell table:style-name="Table22.C2" office:value-type="string">
            <text:p text:style-name="P51">3</text:p>
          </table:table-cell>
          <table:table-cell table:style-name="Table22.C2" office:value-type="string">
            <text:p text:style-name="P51">4</text:p>
          </table:table-cell>
          <table:table-cell table:style-name="Table22.C2" office:value-type="string">
            <text:p text:style-name="P51">5</text:p>
          </table:table-cell>
          <table:table-cell table:style-name="Table22.C2" table:number-columns-spanned="2" office:value-type="string">
            <text:p text:style-name="P51">6</text:p>
          </table:table-cell>
          <table:covered-table-cell/>
          <table:table-cell table:style-name="Table22.L2" office:value-type="string">
            <text:p text:style-name="P51">7</text:p>
          </table:table-cell>
        </table:table-row>
        <table:table-row>
          <table:table-cell table:style-name="Table22.A4" office:value-type="string">
            <text:p text:style-name="P51">Values</text:p>
          </table:table-cell>
          <table:table-cell table:style-name="Table22.E4" table:number-columns-spanned="2" office:value-type="string">
            <text:p text:style-name="P8">variable</text:p>
          </table:table-cell>
          <table:covered-table-cell/>
          <table:table-cell table:style-name="Table22.E4" table:number-columns-spanned="2" office:value-type="string">
            <text:p text:style-name="P8">variable</text:p>
          </table:table-cell>
          <table:covered-table-cell/>
          <table:table-cell table:style-name="Table22.E4" table:number-columns-spanned="2" office:value-type="string">
            <text:p text:style-name="P8">(Data)</text:p>
          </table:table-cell>
          <table:covered-table-cell/>
          <table:table-cell table:style-name="Table22.E4" office:value-type="string">
            <text:p text:style-name="P8">(Data)</text:p>
          </table:table-cell>
          <table:table-cell table:style-name="Table22.E4" office:value-type="string">
            <text:p text:style-name="P8">(Data)</text:p>
          </table:table-cell>
          <table:table-cell table:style-name="Table22.E4" office:value-type="string">
            <text:p text:style-name="P8">(Data)</text:p>
          </table:table-cell>
          <table:table-cell table:style-name="Table22.E4" table:number-columns-spanned="2" office:value-type="string">
            <text:p text:style-name="P8">(Data)</text:p>
          </table:table-cell>
          <table:covered-table-cell/>
          <table:table-cell table:style-name="Table22.L4" office:value-type="string">
            <text:p text:style-name="P8">(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52">Frame Type</text:p>
            </table:table-cell>
            <table:table-cell table:style-name="Table21.B1" office:value-type="string">
              <text:p text:style-name="P51">Meaning</text:p>
            </table:table-cell>
          </table:table-row>
        </table:table-header-rows>
        <table:table-row>
          <table:table-cell table:style-name="Table21.A2" office:value-type="float" office:value="0">
            <text:p text:style-name="P2">0</text:p>
          </table:table-cell>
          <table:table-cell table:style-name="Table21.B2" office:value-type="string">
            <text:p text:style-name="P45">(Reserved)</text:p>
          </table:table-cell>
        </table:table-row>
        <table:table-row>
          <table:table-cell table:style-name="Table21.A2" office:value-type="float" office:value="1">
            <text:p text:style-name="P2">1</text:p>
          </table:table-cell>
          <table:table-cell table:style-name="Table21.B2" office:value-type="string">
            <text:p text:style-name="P45">Global &amp; Addressed MTI</text:p>
          </table:table-cell>
        </table:table-row>
        <table:table-row>
          <table:table-cell table:style-name="Table21.A2" office:value-type="float" office:value="2">
            <text:p text:style-name="P2">2</text:p>
          </table:table-cell>
          <table:table-cell table:style-name="Table21.B2" office:value-type="string">
            <text:p text:style-name="P45">Datagram complete in frame</text:p>
          </table:table-cell>
        </table:table-row>
        <table:table-row>
          <table:table-cell table:style-name="Table21.A2" office:value-type="float" office:value="3">
            <text:p text:style-name="P2">3</text:p>
          </table:table-cell>
          <table:table-cell table:style-name="Table21.B2" office:value-type="string">
            <text:p text:style-name="P45">Datagram first frame</text:p>
          </table:table-cell>
        </table:table-row>
        <table:table-row>
          <table:table-cell table:style-name="Table21.A2" office:value-type="float" office:value="4">
            <text:p text:style-name="P2">4</text:p>
          </table:table-cell>
          <table:table-cell table:style-name="Table21.B2" office:value-type="string">
            <text:p text:style-name="P45">Datagram middle frame</text:p>
          </table:table-cell>
        </table:table-row>
        <table:table-row>
          <table:table-cell table:style-name="Table21.A2" office:value-type="float" office:value="5">
            <text:p text:style-name="P2">5</text:p>
          </table:table-cell>
          <table:table-cell table:style-name="Table21.B2" office:value-type="string">
            <text:p text:style-name="P45">Datagram final frame</text:p>
          </table:table-cell>
        </table:table-row>
        <table:table-row>
          <table:table-cell table:style-name="Table21.A2" office:value-type="float" office:value="6">
            <text:p text:style-name="P2">6</text:p>
          </table:table-cell>
          <table:table-cell table:style-name="Table21.B2" office:value-type="string">
            <text:p text:style-name="P45">(Reserved)</text:p>
          </table:table-cell>
        </table:table-row>
        <table:table-row>
          <table:table-cell table:style-name="Table21.A2" office:value-type="float" office:value="7">
            <text:p text:style-name="P2">7</text:p>
          </table:table-cell>
          <table:table-cell table:style-name="Table21.B2" office:value-type="string">
            <text:p text:style-name="P45">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51">Field</text:p>
          </table:table-cell>
          <table:covered-table-cell/>
          <table:table-cell table:style-name="Table11.C2" office:value-type="string">
            <text:p text:style-name="P51">CAN prefix</text:p>
          </table:table-cell>
          <table:table-cell table:style-name="Table11.C2" office:value-type="string">
            <text:p text:style-name="P51">Frame Type</text:p>
          </table:table-cell>
          <table:table-cell table:style-name="Table11.C2" office:value-type="string">
            <text:p text:style-name="P51">Static Priority</text:p>
          </table:table-cell>
          <table:table-cell table:style-name="Table11.C2" table:number-columns-spanned="2" office:value-type="string">
            <text:p text:style-name="P51">Type within Priority</text:p>
          </table:table-cell>
          <table:covered-table-cell/>
          <table:table-cell table:style-name="Table11.C2" table:number-columns-spanned="2" office:value-type="string">
            <text:p text:style-name="P51">Simple Node flag</text:p>
          </table:table-cell>
          <table:covered-table-cell/>
          <table:table-cell table:style-name="Table11.C2" table:number-columns-spanned="2" office:value-type="string">
            <text:p text:style-name="P51">Address Present</text:p>
          </table:table-cell>
          <table:covered-table-cell/>
          <table:table-cell table:style-name="Table11.C2" table:number-columns-spanned="2" office:value-type="string">
            <text:p text:style-name="P51">Event ID present</text:p>
          </table:table-cell>
          <table:covered-table-cell/>
          <table:table-cell table:style-name="Table11.C2" table:number-columns-spanned="2" office:value-type="string">
            <text:p text:style-name="P51">Modifier Bits</text:p>
          </table:table-cell>
          <table:covered-table-cell/>
          <table:table-cell table:style-name="Table11.P2" table:number-columns-spanned="2" office:value-type="string">
            <text:p text:style-name="P51">Source ID</text:p>
          </table:table-cell>
          <table:covered-table-cell/>
        </table:table-row>
        <table:table-row>
          <table:table-cell table:style-name="Table11.A2" table:number-columns-spanned="2" office:value-type="string">
            <text:p text:style-name="P51">Size &amp; location </text:p>
          </table:table-cell>
          <table:covered-table-cell/>
          <table:table-cell table:style-name="Table11.C2" office:value-type="string">
            <text:p text:style-name="P8">2 bits</text:p>
            <text:p text:style-name="P8">0x1800,</text:p>
            <text:p text:style-name="P8">0000</text:p>
          </table:table-cell>
          <table:table-cell table:style-name="Table11.C2" office:value-type="string">
            <text:p text:style-name="P8">3 bits</text:p>
            <text:p text:style-name="P8">0x0700,</text:p>
            <text:p text:style-name="P8">0000</text:p>
          </table:table-cell>
          <table:table-cell table:style-name="Table11.C2" office:value-type="string">
            <text:p text:style-name="P8">2 bits</text:p>
            <text:p text:style-name="P8">0x00C0,</text:p>
            <text:p text:style-name="P8">0000</text:p>
          </table:table-cell>
          <table:table-cell table:style-name="Table11.C2" table:number-columns-spanned="2" office:value-type="string">
            <text:p text:style-name="P8">5 bits</text:p>
            <text:p text:style-name="P8">0x003E, 0000</text:p>
          </table:table-cell>
          <table:covered-table-cell/>
          <table:table-cell table:style-name="Table11.C2" table:number-columns-spanned="2" office:value-type="string">
            <text:p text:style-name="P8">1 bit</text:p>
            <text:p text:style-name="P8">0x0001,0000</text:p>
          </table:table-cell>
          <table:covered-table-cell/>
          <table:table-cell table:style-name="Table11.C2" table:number-columns-spanned="2" office:value-type="string">
            <text:p text:style-name="P8">1 bit</text:p>
            <text:p text:style-name="P8">0x0000,</text:p>
            <text:p text:style-name="P8">8000</text:p>
          </table:table-cell>
          <table:covered-table-cell/>
          <table:table-cell table:style-name="Table11.C2" table:number-columns-spanned="2" office:value-type="string">
            <text:p text:style-name="P8">1 bit</text:p>
            <text:p text:style-name="P8">0x0000,4000</text:p>
          </table:table-cell>
          <table:covered-table-cell/>
          <table:table-cell table:style-name="Table11.C2" table:number-columns-spanned="2" office:value-type="string">
            <text:p text:style-name="P8">2 bits</text:p>
            <text:p text:style-name="P8">0x0000,</text:p>
            <text:p text:style-name="P8">3000</text:p>
          </table:table-cell>
          <table:covered-table-cell/>
          <table:table-cell table:style-name="Table11.P2" table:number-columns-spanned="2" office:value-type="string">
            <text:p text:style-name="P8">12 bits</text:p>
            <text:p text:style-name="P8">0x0000,0FFF</text:p>
          </table:table-cell>
          <table:covered-table-cell/>
        </table:table-row>
        <table:table-row>
          <table:table-cell table:style-name="Table11.A4" table:number-columns-spanned="2" office:value-type="string">
            <text:p text:style-name="P51">Value(s)</text:p>
          </table:table-cell>
          <table:covered-table-cell/>
          <table:table-cell table:style-name="Table11.C4" office:value-type="float" office:value="3">
            <text:p text:style-name="P8">3</text:p>
          </table:table-cell>
          <table:table-cell table:style-name="Table11.C4" office:value-type="float" office:value="1">
            <text:p text:style-name="P61">1</text:p>
          </table:table-cell>
          <table:table-cell table:style-name="Table11.E4" table:number-columns-spanned="11" office:value-type="string">
            <text:p text:style-name="P61">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8">Source Node Alias</text:p>
          </table:table-cell>
          <table:covered-table-cell/>
        </table:table-row>
        <table:table-row>
          <table:table-cell table:style-name="Table11.A1" table:number-columns-spanned="17"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51">Byte#</text:p>
          </table:table-cell>
          <table:table-cell table:style-name="Table11.C2" table:number-columns-spanned="3" office:value-type="string">
            <text:p text:style-name="P51">0</text:p>
          </table:table-cell>
          <table:covered-table-cell/>
          <table:covered-table-cell/>
          <table:table-cell table:style-name="Table11.C2" table:number-columns-spanned="2" office:value-type="string">
            <text:p text:style-name="P51">1</text:p>
          </table:table-cell>
          <table:covered-table-cell/>
          <table:table-cell table:style-name="Table11.C2" table:number-columns-spanned="2" office:value-type="string">
            <text:p text:style-name="P51">2</text:p>
          </table:table-cell>
          <table:covered-table-cell/>
          <table:table-cell table:style-name="Table11.C2" table:number-columns-spanned="2" office:value-type="string">
            <text:p text:style-name="P51">3</text:p>
          </table:table-cell>
          <table:covered-table-cell/>
          <table:table-cell table:style-name="Table11.C2" table:number-columns-spanned="2" office:value-type="string">
            <text:p text:style-name="P51">4</text:p>
          </table:table-cell>
          <table:covered-table-cell/>
          <table:table-cell table:style-name="Table11.C2" table:number-columns-spanned="2" office:value-type="string">
            <text:p text:style-name="P51">5</text:p>
          </table:table-cell>
          <table:covered-table-cell/>
          <table:table-cell table:style-name="Table11.C2" table:number-columns-spanned="2" office:value-type="string">
            <text:p text:style-name="P51">6</text:p>
          </table:table-cell>
          <table:covered-table-cell/>
          <table:table-cell table:style-name="Table11.P2" office:value-type="string">
            <text:p text:style-name="P51">7</text:p>
          </table:table-cell>
        </table:table-row>
        <table:table-row>
          <table:table-cell table:style-name="Table11.A4" office:value-type="string">
            <text:p text:style-name="P51">Value</text:p>
          </table:table-cell>
          <table:table-cell table:style-name="Table11.E4" table:number-columns-spanned="5" office:value-type="string">
            <text:p text:style-name="P8">Optional Flags/Destn Alias or (Data)</text:p>
          </table:table-cell>
          <table:covered-table-cell/>
          <table:covered-table-cell/>
          <table:covered-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P4" office:value-type="string">
            <text:p text:style-name="P8">(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5">st</text:span> two bytes of the data part of the CAN frame: the top nibble of the 1<text:span text:style-name="T25">st</text:span> byte contains flags (see below); the lower nibble of the 1<text:span text:style-name="T25">st</text:span> byte and the entire 2<text:span text:style-name="T25">nd</text:span> byte contain the 12-bit destination alias. <text:s/></text:p>
      <text:p text:style-name="P9">The format of this in binary is: <text:span text:style-name="T28">0brrff dddd, dddd dddd </text:span><text:span text:style-name="T30">(or in hex: </text:span><text:span text:style-name="T28">0xfddd</text:span><text:span text:style-name="T30">)</text:span><text:span text:style-name="T28"><text:line-break/></text:span>where: </text:p>
      <text:list xml:id="list6605649222150855497" text:style-name="L8">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xml:id="list3272952042062929904" text:style-name="L9">
        <text:list-item>
          <text:p text:style-name="P83">00 Only frame</text:p>
        </text:list-item>
        <text:list-item>
          <text:p text:style-name="P83">01 First frame of more than one</text:p>
        </text:list-item>
        <text:list-item>
          <text:p text:style-name="P83">10 Last frame of more than one</text:p>
        </text:list-item>
        <text:list-item>
          <text:p text:style-name="P83">11 Middle frame of more than 2.</text:p>
        </text:list-item>
        <text:list-item>
          <text:p text:style-name="P79">You can think of these as active-zero start and end bits, respectively.</text:p>
        </text:list-item>
        <text:list-item>
          <text:p text:style-name="P7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22"><text:s/></text:span></text:p>
      <text:h text:style-name="P88" text:outline-level="4">Datagram and Stream Messages, CAN Frame Types 2-5 and 7</text:h>
      <text:p text:style-name="Standard"><text:span text:style-name="T1">Frame Types 2-5 and 7 are used specifically for Datagram and Stream messages. <text:s/></text:span><text:change text:change-id="ct140415798235696"/><text:change text:change-id="ct140415786026976"/></text:p>
      <text:p text:style-name="Table"/>
      <text:h text:style-name="Heading_20_3" text:outline-level="3">States</text:h>
      <text:p text:style-name="P33"><text:change-start text:change-id="ct140415805873168"/>No special provisions for CAN transport layer.<text:change-end text:change-id="ct140415805873168"/></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change text:change-id="ct140415785852736"/></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Initialization Complete</text:p>
          </table:table-cell>
          <table:table-cell table:style-name="Table14.A2" office:value-type="string">
            <text:p text:style-name="P15">Full <text:change-start text:change-id="ct140415808825632"/>protocol<text:change-end text:change-id="ct140415808825632"/></text:p>
          </table:table-cell>
          <table:table-cell table:style-name="Table14.A2" office:value-type="string">
            <text:p text:style-name="P2">0x100</text:p>
          </table:table-cell>
          <table:table-cell table:style-name="Table14.A2" office:value-type="string">
            <text:p text:style-name="P2">[0x19100sss]</text:p>
          </table:table-cell>
          <table:table-cell table:style-name="Table14.E2" table:number-rows-spanned="2" office:value-type="string">
            <text:p text:style-name="P15">Full Source Node ID</text:p>
          </table:table-cell>
        </table:table-row>
        <table:table-row>
          <table:covered-table-cell/>
          <table:table-cell table:style-name="Table14.A2" office:value-type="string">
            <text:p text:style-name="P15">Simple<text:change text:change-id="ct140415795533568"/><text:change-start text:change-id="ct140415808835696"/>-<text:change-end text:change-id="ct140415808835696"/><text:change-start text:change-id="ct140415787541296"/>set sufficient<text:change-end text:change-id="ct140415787541296"/></text:p>
          </table:table-cell>
          <table:table-cell table:style-name="Table14.A2" office:value-type="string">
            <text:p text:style-name="P3">0x1<text:change text:change-id="ct140415805925200"/><text:change-start text:change-id="ct140415804203344"/>01<text:change-end text:change-id="ct140415804203344"/></text:p>
          </table:table-cell>
          <table:table-cell table:style-name="Table14.A2" office:value-type="string">
            <text:p text:style-name="P3">[0x191<text:change text:change-id="ct140415798198784"/><text:change-start text:change-id="ct140415780209200"/>01<text:change-end text:change-id="ct14041578020920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change text:change-id="ct140415788858224"/></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15">Addressed</text:p>
          </table:table-cell>
          <table:table-cell table:style-name="Table15.A2" office:value-type="string">
            <text:p text:style-name="P49">0x498</text:p>
          </table:table-cell>
          <table:table-cell table:style-name="Table15.A2" office:value-type="string">
            <text:p text:style-name="P49">[0x19498sss]</text:p>
          </table:table-cell>
          <table:table-cell table:style-name="Table15.E2" office:value-type="string">
            <text:p text:style-name="P5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5">Global</text:p>
          </table:table-cell>
          <table:table-cell table:style-name="Table15.A2" office:value-type="string">
            <text:p text:style-name="P3">0x490</text:p>
          </table:table-cell>
          <table:table-cell table:style-name="Table15.A2" office:value-type="string">
            <text:p text:style-name="P3">[0x19490sss]</text:p>
          </table:table-cell>
          <table:table-cell table:style-name="Table15.E2" office:value-type="string">
            <text:p text:style-name="P50">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change text:change-id="ct140415795417760"/></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Verified Node ID </text:p>
          </table:table-cell>
          <table:table-cell table:style-name="Table16.B2" office:value-type="string">
            <text:p text:style-name="P15"><text:change-start text:change-id="ct140415786144768"/>Full protocol<text:change-end text:change-id="ct140415786144768"/><text:change text:change-id="ct140415791194096"/></text:p>
          </table:table-cell>
          <table:table-cell table:style-name="Table16.A2" office:value-type="string">
            <text:p text:style-name="P2">0x1<text:change text:change-id="ct140415764981584"/><text:change-start text:change-id="ct140415805030048"/>70<text:change-end text:change-id="ct140415805030048"/></text:p>
          </table:table-cell>
          <table:table-cell table:style-name="Table16.A2" office:value-type="string">
            <text:p text:style-name="P2">[0x191<text:change text:change-id="ct140415781748320"/><text:change-start text:change-id="ct140415820611776"/>70<text:change-end text:change-id="ct140415820611776"/>sss]</text:p>
          </table:table-cell>
          <table:table-cell table:style-name="Table16.E2" table:number-rows-spanned="2" office:value-type="string">
            <text:p text:style-name="P15">Full Source Node ID</text:p>
          </table:table-cell>
        </table:table-row>
        <table:table-row>
          <table:covered-table-cell/>
          <table:table-cell table:style-name="Table16.A2" office:value-type="string">
            <text:p text:style-name="P15"><text:change-start text:change-id="ct140415791100048"/>Simple-set sufficient<text:change-end text:change-id="ct140415791100048"/><text:change text:change-id="ct140415780175888"/></text:p>
          </table:table-cell>
          <table:table-cell table:style-name="Table16.A2" office:value-type="string">
            <text:p text:style-name="P3">0x17<text:change text:change-id="ct140415804654432"/><text:change-start text:change-id="ct140415820399936"/>1<text:change-end text:change-id="ct140415820399936"/></text:p>
          </table:table-cell>
          <table:table-cell table:style-name="Table16.A2" office:value-type="string">
            <text:p text:style-name="P3">[0x1917<text:change text:change-id="ct140415790078592"/><text:change-start text:change-id="ct140415794038752"/>1<text:change-end text:change-id="ct140415794038752"/>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change text:change-id="ct140415776433632"/></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8">Optional Interaction Rejected</text:p>
          </table:table-cell>
          <table:table-cell table:style-name="Table17.A2" office:value-type="string">
            <text:p text:style-name="P8">0x068</text:p>
          </table:table-cell>
          <table:table-cell table:style-name="Table17.A2" office:value-type="string">
            <text:p text:style-name="P8">[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change text:change-id="ct140415790640016"/></text:p>
          </table:table-cell>
          <table:table-cell table:style-name="Table18.D1" office:value-type="string">
            <text:p text:style-name="Table_20_Heading">Data Content</text:p>
          </table:table-cell>
        </table:table-row>
        <table:table-row>
          <table:table-cell table:style-name="Table18.A2" office:value-type="string">
            <text:p text:style-name="P8">Terminate Due to Error</text:p>
          </table:table-cell>
          <table:table-cell table:style-name="Table18.A2" office:value-type="string">
            <text:p text:style-name="P8">0x0A8</text:p>
          </table:table-cell>
          <table:table-cell table:style-name="Table18.A2" office:value-type="string">
            <text:p text:style-name="P8">[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change text:change-id="ct140415806184928"/></text:p>
          </table:table-cell>
          <table:table-cell table:style-name="Table19.D1" office:value-type="string">
            <text:p text:style-name="Table_20_Heading">Data Content</text:p>
          </table:table-cell>
        </table:table-row>
        <table:table-row>
          <table:table-cell table:style-name="Table19.A2" office:value-type="string">
            <text:p text:style-name="P8">Protocol Support Inquiry</text:p>
          </table:table-cell>
          <table:table-cell table:style-name="Table19.A2" office:value-type="string">
            <text:p text:style-name="P8">0x828</text:p>
          </table:table-cell>
          <table:table-cell table:style-name="Table19.A2" office:value-type="string">
            <text:p text:style-name="P8">[0x19828sss]</text:p>
          </table:table-cell>
          <table:table-cell table:style-name="Table19.D2" office:value-type="string">
            <text:p text:style-name="P60">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change text:change-id="ct140415803216080"/></text:p>
          </table:table-cell>
          <table:table-cell table:style-name="Table20.D1" office:value-type="string">
            <text:p text:style-name="Table_20_Heading">Data Content</text:p>
          </table:table-cell>
        </table:table-row>
        <table:table-row>
          <table:table-cell table:style-name="Table20.A2" office:value-type="string">
            <text:p text:style-name="P2">Protocol Support Reply</text:p>
          </table:table-cell>
          <table:table-cell table:style-name="Table20.A2" office:value-type="string">
            <text:p text:style-name="P3">0x668</text:p>
          </table:table-cell>
          <table:table-cell table:style-name="Table20.A2" office:value-type="string">
            <text:p text:style-name="P3">[0x19668sss]</text:p>
          </table:table-cell>
          <table:table-cell table:style-name="Table20.D2" office:value-type="string">
            <text:p text:style-name="P44">fddd, Protocol flags</text:p>
          </table:table-cell>
        </table:table-row>
      </table:table>
      <text:p text:style-name="P16">This <text:change text:change-id="ct140415770058176"/><text:change-start text:change-id="ct140415793817776"/>shall<text:change-end text:change-id="ct140415793817776"/>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36">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9"><text:s/>1 Introduction<text:tab/>1</text:p>
          <text:p text:style-name="P99"><text:s/>2 Intended Use<text:tab/>1</text:p>
          <text:p text:style-name="P100"><text:s/>2.1 References and Context<text:tab/>1</text:p>
          <text:p text:style-name="P99"><text:s/>3 Messages<text:tab/>2</text:p>
          <text:p text:style-name="P100"><text:s/>3.1 Message Format<text:tab/>2</text:p>
          <text:p text:style-name="P93"><text:s/>3.1.1 Message Type Indicators<text:tab/>2</text:p>
          <text:p text:style-name="P93"><text:s/>3.1.2 Message Content <text:tab/>3</text:p>
          <text:p text:style-name="P100"><text:s/>3.2 States<text:tab/>3</text:p>
          <text:p text:style-name="P100"><text:s/>3.3 Definition of Specific Messages<text:tab/>4</text:p>
          <text:p text:style-name="P93"><text:s/>3.3.1 Initialization Complete<text:tab/>4</text:p>
          <text:p text:style-name="P93"><text:s/>3.3.2 Verify Node ID<text:tab/>4</text:p>
          <text:p text:style-name="P93"><text:s/>3.3.3 Verified Node ID<text:tab/>4</text:p>
          <text:p text:style-name="P93"><text:s/>3.3.4 Optional Interaction Rejected (OIR)<text:tab/>5</text:p>
          <text:p text:style-name="P93"><text:s/>3.3.5 Terminate Due to Error<text:tab/>5</text:p>
          <text:p text:style-name="P93"><text:s/>3.3.6 Protocol Support Inquiry<text:tab/>5</text:p>
          <text:p text:style-name="P93"><text:s/>3.3.7 Protocol Support Reply<text:tab/>6</text:p>
          <text:p text:style-name="P100"><text:s/>3.4 Interactions<text:tab/>7</text:p>
          <text:p text:style-name="P93"><text:s/>3.4.1 Node Initialization<text:tab/>7</text:p>
          <text:p text:style-name="P93"><text:s/>3.4.2 Node ID Detection<text:tab/>7</text:p>
          <text:p text:style-name="P93"><text:s/>3.4.3 Protocol Support Inquiry and Response<text:tab/>8</text:p>
          <text:p text:style-name="P100"><text:s/>3.5 Error Handling<text:tab/>8</text:p>
          <text:p text:style-name="P93"><text:s/>3.5.1 Reject Addressed Optional Interaction<text:tab/>8</text:p>
          <text:p text:style-name="P93"><text:s/>3.5.2 Reject Unaddressed Optional-Interaction<text:tab/>8</text:p>
          <text:p text:style-name="P93"><text:s/>3.5.3 Reject Addressed Standard Interaction Due to Error<text:tab/>8</text:p>
          <text:p text:style-name="P93"><text:s/>3.5.4 Duplicate Node ID Discovery<text:tab/>8</text:p>
          <text:p text:style-name="P93"><text:s/>3.5.5 Error codes<text:tab/>9</text:p>
          <text:p text:style-name="P100"><text:s/>3.6 Routing<text:tab/>10</text:p>
          <text:p text:style-name="P100"><text:s/>3.7 Delays and Timeouts<text:tab/>10</text:p>
          <text:p text:style-name="P99"><text:s/>4 Simple Node Protocol Subset<text:tab/>10</text:p>
          <text:p text:style-name="P100"><text:s/>4.1 Protocol Description<text:tab/>10</text:p>
          <text:p text:style-name="P93"><text:s/>4.1.1 Messages Transmitted<text:tab/>10</text:p>
          <text:p text:style-name="P93"><text:s/>4.1.2 Messages Received<text:tab/>10</text:p>
          <text:p text:style-name="P93"><text:s/>4.1.3 Messages Not Received<text:tab/>11</text:p>
          <text:p text:style-name="P99"><text:s/>5 Gateway Processing <text:tab/>11</text:p>
          <text:p text:style-name="P99"><text:s/>6 Expansion<text:tab/>11</text:p>
          <text:p text:style-name="P99"><text:s/>7 CAN Adaptations<text:tab/>11</text:p>
          <text:p text:style-name="P100"><text:s/>7.1 Introduction<text:tab/>11</text:p>
          <text:p text:style-name="P100"><text:s/>7.2 Intended Use<text:tab/>11</text:p>
          <text:p text:style-name="P93"><text:s/>7.2.1 References and Context<text:tab/>12</text:p>
          <text:p text:style-name="P100"><text:s/>7.3 Messages<text:tab/>12</text:p>
          <text:p text:style-name="P93"><text:s/>7.3.1 Message Format<text:tab/>12</text:p>
          <text:p text:style-name="P108"><text:s/>7.3.1.1 CAN Prefix Field<text:tab/>12</text:p>
          <text:p text:style-name="P108"><text:s/>7.3.1.2 CAN MTI Mapping<text:tab/>12</text:p>
          <text:p text:style-name="P108"><text:s/>7.3.1.3 Global and Addressed Messages, CAN Frame Type 1 <text:tab/>13</text:p>
          <text:p text:style-name="P108"><text:soft-page-break/><text:s/>7.3.1.4 Datagram and Stream Messages, CAN Frame Types 2-5 and 7<text:tab/>14</text:p>
          <text:p text:style-name="P93"><text:s/>7.3.2 States<text:tab/>14</text:p>
          <text:p text:style-name="P93"><text:s/>7.3.3 Definition of Specific Messages<text:tab/>15</text:p>
          <text:p text:style-name="P108"><text:s/>7.3.3.1 Initialization Complete<text:tab/>15</text:p>
          <text:p text:style-name="P108"><text:s/>7.3.3.2 Verify Node ID<text:tab/>15</text:p>
          <text:p text:style-name="P108"><text:s/>7.3.3.3 Verified Node ID.<text:tab/>15</text:p>
          <text:p text:style-name="P108"><text:s/>7.3.3.4 Optional Interaction Rejected<text:tab/>15</text:p>
          <text:p text:style-name="P108"><text:s/>7.3.3.5 Terminate Due to Error<text:tab/>16</text:p>
          <text:p text:style-name="P108"><text:s/>7.3.3.6 Protocol Support Inquiry <text:s/><text:tab/>16</text:p>
          <text:p text:style-name="P108"><text:s/>7.3.3.7 Protocol Support Reply<text:tab/>16</text:p>
          <text:p text:style-name="P93"><text:s/>7.3.4 Extensibility<text:tab/>16</text:p>
          <text:p text:style-name="P93"><text:s/>7.3.5 Interactions<text:tab/>16</text:p>
          <text:p text:style-name="P93"><text:s/>7.3.6 Error Handling<text:tab/>16</text:p>
          <text:p text:style-name="P93"><text:s/>7.3.7 Routing<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4784*"/>
    </style:style>
    <style:style style:name="Table25.B" style:family="table-column">
      <style:table-column-properties style:column-width="0.122cm" style:rel-column-width="69*"/>
    </style:style>
    <style:style style:name="Table25.C" style:family="table-column">
      <style:table-column-properties style:column-width="4.639cm" style:rel-column-width="2630*"/>
    </style:style>
    <style:style style:name="Table25.D" style:family="table-column">
      <style:table-column-properties style:column-width="3.177cm" style:rel-column-width="1801*"/>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08T20:53:37.99">Feb 8, 2015</text:date></text:span></text:span></text:p>
      </style:footer>
    </style:master-page>
    <style:master-page style:name="First_20_Page" style:display-name="First Page" style:page-layout-name="Mpm2" style:next-style-name="Standard">
      <style:header>
        <text:tracked-changes>
          <text:changed-region xml:id="ct140415795311248" text:id="ct140415795311248">
            <text:format-change>
              <office:change-info>
                <dc:creator>D Harris</dc:creator>
                <dc:date>2015-02-08T13:53:00</dc:date>
              </office:change-info>
            </text:format-change>
          </text:changed-region>
          <text:changed-region xml:id="ct140415780398048" text:id="ct140415780398048">
            <text:format-change>
              <office:change-info>
                <dc:creator>D Harris</dc:creator>
                <dc:date>2015-02-08T13:52:00</dc:date>
              </office:change-info>
            </text:format-change>
          </text:changed-region>
          <text:changed-region xml:id="ct140415790592784" text:id="ct140415790592784">
            <text:format-change>
              <office:change-info>
                <dc:creator>D Harris</dc:creator>
                <dc:date>2015-02-08T13:52:00</dc:date>
              </office:change-info>
            </text:format-change>
          </text:changed-region>
          <text:changed-region xml:id="ct140415796979104" text:id="ct140415796979104">
            <text:deletion>
              <office:change-info>
                <dc:creator>D Harris</dc:creator>
                <dc:date>2015-02-08T13:47:00</dc:date>
              </office:change-info>
              <text:p text:style-name="MP6">Draft</text:p>
            </text:deletion>
          </text:changed-region>
          <text:changed-region xml:id="ct140415804364016" text:id="ct140415804364016">
            <text:insertion>
              <office:change-info>
                <dc:creator>D Harris</dc:creator>
                <dc:date>2015-02-08T13:4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text:change-start text:change-id="ct140415795311248"/>OpenLCB Standard<text:change-end text:change-id="ct140415795311248"/></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text:change-start text:change-id="ct140415780398048"/>Message Network<text:change-end text:change-id="ct140415780398048"/></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change-start text:change-id="ct140415790592784"/><text:date style:data-style-name="N75" text:date-value="2015-02-08T20:53:37.99">Feb 8, 2015</text:date><text:change-end text:change-id="ct140415790592784"/></text:p>
            </table:table-cell>
            <table:table-cell table:style-name="Table25.C1" office:value-type="string">
              <text:p text:style-name="MP6"><text:change text:change-id="ct140415796979104"/><text:change-start text:change-id="ct140415804364016"/>In Review<text:change-end text:change-id="ct140415804364016"/></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08T20:53:37.99">2/8/2015</text:date></text:span></text:span></text:p>
        <text:p text:style-name="MP8"/>
      </style:footer>
    </style:master-page>
    <style:master-page style:name="OneLegalLandscape" style:page-layout-name="Mpm3" style:next-style-name="Standard">
      <style:header>
        <text:tracked-changes>
          <text:changed-region xml:id="ct140415770141152" text:id="ct140415770141152">
            <text:deletion>
              <office:change-info>
                <dc:creator>D Harris</dc:creator>
                <dc:date>2015-02-08T17:11:00</dc:date>
              </office:change-info>
              <text:p text:style-name="MP1">Illustration <text:sequence text:ref-name="refIllustration0" text:name="Illustration" text:formula="ooow:Illustration+1" style:num-format="1">1</text:sequence>: Summary of General Message protocol messages</text:p>
            </text:deletion>
          </text:changed-region>
        </text:tracked-changes>
        <text:p text:style-name="MP1">OpenLCB Message Network Specification<text:change text:change-id="ct140415770141152"/></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0</meta:editing-cycles>
    <meta:editing-duration>P37DT16H3M47S</meta:editing-duration>
    <meta:generator>OpenOffice/4.1.1$Unix OpenOffice.org_project/411m6$Build-9775</meta:generator>
    <dc:date>2015-02-08T20:53:37</dc:date>
    <dc:creator>D Harris</dc:creator>
    <meta:keyword>OpenLCB Message Network Standard</meta:keyword>
    <meta:document-statistic meta:table-count="24" meta:image-count="1" meta:object-count="0" meta:page-count="18" meta:paragraph-count="837" meta:word-count="4934" meta:character-count="29636"/>
    <meta:user-defined meta:name="Info 1"/>
    <meta:user-defined meta:name="Info 2"/>
    <meta:user-defined meta:name="Info 3"/>
    <meta:user-defined meta:name="Info 4"/>
  </office:meta>
</office:document-meta>
</file>